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MMI10" svg:font-family="CMMI10" style:font-family-generic="roman" style:font-pitch="variable"/>
    <style:font-face style:name="CMR10" svg:font-family="CMR10" style:font-family-generic="roman" style:font-pitch="variable"/>
    <style:font-face style:name="CMR7" svg:font-family="CMR7" style:font-family-generic="roman" style:font-pitch="variable"/>
    <style:font-face style:name="CMSS10" svg:font-family="CMSS10" style:font-family-generic="roman" style:font-pitch="variable"/>
    <style:font-face style:name="CMSS12" svg:font-family="CMSS12" style:font-family-generic="roman" style:font-pitch="variable"/>
    <style:font-face style:name="CMSS8" svg:font-family="CMSS8" style:font-family-generic="roman" style:font-pitch="variable"/>
    <style:font-face style:name="CMSY10" svg:font-family="CMSY10" style:font-family-generic="roman" style:font-pitch="variable"/>
    <style:font-face style:name="LMMathItalic12-Regular" svg:font-family="LMMathItalic12-Regular" style:font-family-generic="roman" style:font-pitch="variable"/>
    <style:font-face style:name="LMMathItalic8-Regular" svg:font-family="LMMathItalic8-Regular" style:font-family-generic="roman" style:font-pitch="variable"/>
    <style:font-face style:name="LMMathSymbols10-Regular" svg:font-family="LMMathSymbols10-Regular" style:font-family-generic="roman" style:font-pitch="variable"/>
    <style:font-face style:name="LMMono12-Regular-Identity-H" svg:font-family="LMMono12-Regular-Identity-H" style:font-family-generic="roman" style:font-pitch="variable"/>
    <style:font-face style:name="LMRoman10-Regular-Identity-H" svg:font-family="LMRoman10-Regular-Identity-H" style:font-family-generic="roman" style:font-pitch="variable"/>
    <style:font-face style:name="LMRoman12-Italic-Identity-H" svg:font-family="LMRoman12-Italic-Identity-H" style:font-family-generic="roman" style:font-pitch="variable"/>
    <style:font-face style:name="LMRoman12-Regular" svg:font-family="LMRoman12-Regular" style:font-family-generic="roman" style:font-pitch="variable"/>
    <style:font-face style:name="LMRoman12-Regular-Identity-H" svg:font-family="LMRoman12-Regular-Identity-H" style:font-family-generic="roman" style:font-pitch="variable"/>
    <style:font-face style:name="LMRoman7-Regular-Identity-H" svg:font-family="LMRoman7-Regular-Identity-H" style:font-family-generic="roman" style:font-pitch="variable"/>
    <style:font-face style:name="LMRoman8-Regular" svg:font-family="LMRoman8-Regular" style:font-family-generic="roman" style:font-pitch="variable"/>
    <style:font-face style:name="LMRoman8-Regular-Identity-H" svg:font-family="LMRoman8-Regular-Identity-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fo:font-size="11pt" fo:language="en" fo:country="US" officeooo:rsid="0013c049" officeooo:paragraph-rsid="0013c049" style:font-size-asian="11pt" style:font-size-complex="11pt"/>
    </style:style>
    <style:style style:name="P2" style:family="paragraph" style:parent-style-name="Standard">
      <style:text-properties fo:font-size="11pt" fo:language="en" fo:country="US" officeooo:rsid="0013c049" officeooo:paragraph-rsid="0014ac01" style:font-size-asian="11pt" style:font-size-complex="11pt"/>
    </style:style>
    <style:style style:name="P3" style:family="paragraph" style:parent-style-name="Standard">
      <style:text-properties fo:font-size="11pt" fo:language="en" fo:country="US" officeooo:rsid="0014ac01" officeooo:paragraph-rsid="0014ac01" style:font-size-asian="11pt" style:font-size-complex="11pt"/>
    </style:style>
    <style:style style:name="P4" style:family="paragraph" style:parent-style-name="Standard">
      <style:text-properties fo:font-size="11pt" fo:language="en" fo:country="US" officeooo:rsid="00101a93" officeooo:paragraph-rsid="00101a93" style:font-size-asian="11pt" style:font-size-complex="11pt"/>
    </style:style>
    <style:style style:name="P5" style:family="paragraph" style:parent-style-name="Standard">
      <style:text-properties fo:font-size="11pt" fo:language="en" fo:country="US" fo:font-weight="bold" style:font-size-asian="11pt" style:font-weight-asian="bold" style:font-size-complex="11pt" style:font-weight-complex="bold"/>
    </style:style>
    <style:style style:name="P6" style:family="paragraph" style:parent-style-name="Standard">
      <style:text-properties fo:font-size="11pt" fo:language="en" fo:country="US" fo:font-weight="bold" officeooo:rsid="0012cbb0" officeooo:paragraph-rsid="0012cbb0" style:font-size-asian="11pt" style:font-weight-asian="bold" style:font-size-complex="11pt" style:font-weight-complex="bold"/>
    </style:style>
    <style:style style:name="P7" style:family="paragraph" style:parent-style-name="Standard">
      <style:text-properties fo:font-size="11pt" fo:language="en" fo:country="US" fo:font-weight="bold" officeooo:rsid="00214e22" officeooo:paragraph-rsid="00214e22" style:font-size-asian="11pt" style:font-weight-asian="bold" style:font-size-complex="11pt" style:font-weight-complex="bold"/>
    </style:style>
    <style:style style:name="P8" style:family="paragraph" style:parent-style-name="Standard">
      <style:text-properties fo:font-size="11pt" fo:language="en" fo:country="US" fo:font-weight="bold" officeooo:rsid="002b8cbf" officeooo:paragraph-rsid="002b8cbf" style:font-size-asian="11pt" style:font-weight-asian="bold" style:font-size-complex="11pt" style:font-weight-complex="bold"/>
    </style:style>
    <style:style style:name="P9" style:family="paragraph" style:parent-style-name="Standard">
      <style:text-properties fo:font-size="11pt" fo:language="en" fo:country="US" fo:font-weight="bold" officeooo:rsid="0012cbb0" officeooo:paragraph-rsid="0012cbb0" style:font-size-asian="9.60000038146973pt" style:font-weight-asian="bold" style:font-size-complex="11pt" style:font-weight-complex="bold"/>
    </style:style>
    <style:style style:name="P10" style:family="paragraph" style:parent-style-name="Standard">
      <style:text-properties fo:font-size="11pt" fo:language="en" fo:country="US" fo:font-weight="normal" style:font-size-asian="11pt" style:font-weight-asian="normal" style:font-size-complex="11pt" style:font-weight-complex="normal"/>
    </style:style>
    <style:style style:name="P11" style:family="paragraph" style:parent-style-name="Standard">
      <style:text-properties fo:font-size="11pt" fo:language="en" fo:country="US" fo:font-weight="normal" officeooo:paragraph-rsid="00214e22" style:font-size-asian="11pt" style:font-weight-asian="normal" style:font-size-complex="11pt" style:font-weight-complex="normal"/>
    </style:style>
    <style:style style:name="P12" style:family="paragraph" style:parent-style-name="Standard">
      <style:text-properties fo:font-size="11pt" fo:language="en" fo:country="US" fo:font-weight="normal" officeooo:paragraph-rsid="0024f38e" style:font-size-asian="11pt" style:font-weight-asian="normal" style:font-size-complex="11pt" style:font-weight-complex="normal"/>
    </style:style>
    <style:style style:name="P13" style:family="paragraph" style:parent-style-name="Standard">
      <style:text-properties fo:font-size="11pt" fo:language="en" fo:country="US" fo:font-weight="normal" officeooo:paragraph-rsid="00265292" style:font-size-asian="11pt" style:font-weight-asian="normal" style:font-size-complex="11pt" style:font-weight-complex="normal"/>
    </style:style>
    <style:style style:name="P14" style:family="paragraph" style:parent-style-name="Standard">
      <style:text-properties fo:font-size="11pt" fo:language="en" fo:country="US" fo:font-weight="normal" officeooo:paragraph-rsid="002797bc" style:font-size-asian="11pt" style:font-weight-asian="normal" style:font-size-complex="11pt" style:font-weight-complex="normal"/>
    </style:style>
    <style:style style:name="P15" style:family="paragraph" style:parent-style-name="Standard">
      <style:text-properties fo:font-size="11pt" fo:language="en" fo:country="US" fo:font-weight="normal" officeooo:rsid="002797bc" officeooo:paragraph-rsid="002797bc" style:font-size-asian="11pt" style:font-weight-asian="normal" style:font-size-complex="11pt" style:font-weight-complex="normal"/>
    </style:style>
    <style:style style:name="P16" style:family="paragraph" style:parent-style-name="Standard">
      <style:text-properties fo:font-size="11pt" fo:language="en" fo:country="US" fo:font-weight="normal" officeooo:rsid="002980e3" style:font-size-asian="11pt" style:font-weight-asian="normal" style:font-size-complex="11pt" style:font-weight-complex="normal"/>
    </style:style>
    <style:style style:name="P17" style:family="paragraph" style:parent-style-name="Standard">
      <style:text-properties fo:font-size="11pt" fo:language="en" fo:country="US" fo:font-weight="normal" officeooo:rsid="002a7776" officeooo:paragraph-rsid="002b8cbf" style:font-size-asian="11pt" style:font-weight-asian="normal" style:font-size-complex="11pt" style:font-weight-complex="normal"/>
    </style:style>
    <style:style style:name="P18" style:family="paragraph" style:parent-style-name="Standard">
      <style:text-properties fo:font-size="11pt" fo:language="en" fo:country="US" fo:font-weight="normal" officeooo:rsid="002dd132" officeooo:paragraph-rsid="002dd132" style:font-size-asian="11pt" style:font-weight-asian="normal" style:font-size-complex="11pt" style:font-weight-complex="normal"/>
    </style:style>
    <style:style style:name="P19" style:family="paragraph" style:parent-style-name="Standard">
      <style:text-properties fo:font-size="11pt" fo:language="en" fo:country="US" officeooo:rsid="00101a93" officeooo:paragraph-rsid="00101a93" style:font-size-asian="9.60000038146973pt" style:font-size-complex="11pt"/>
    </style:style>
    <style:style style:name="P20" style:family="paragraph" style:parent-style-name="Standard">
      <style:text-properties fo:font-size="11pt" fo:language="en" fo:country="US" fo:font-style="italic" fo:font-weight="bold" officeooo:rsid="001d37d0" officeooo:paragraph-rsid="001d37d0" style:font-size-asian="11pt" style:font-style-asian="italic" style:font-weight-asian="bold" style:font-size-complex="11pt" style:font-style-complex="italic" style:font-weight-complex="bold"/>
    </style:style>
    <style:style style:name="P21" style:family="paragraph" style:parent-style-name="Standard">
      <style:text-properties officeooo:paragraph-rsid="001b393f"/>
    </style:style>
    <style:style style:name="P22" style:family="paragraph" style:parent-style-name="Standard">
      <style:text-properties officeooo:rsid="001d37d0" officeooo:paragraph-rsid="001d37d0"/>
    </style:style>
    <style:style style:name="P23" style:family="paragraph" style:parent-style-name="Standard">
      <style:text-properties officeooo:paragraph-rsid="002b8cbf"/>
    </style:style>
    <style:style style:name="P24" style:family="paragraph" style:parent-style-name="Standard">
      <style:text-properties officeooo:paragraph-rsid="002bcd79"/>
    </style:style>
    <style:style style:name="P25" style:family="paragraph" style:parent-style-name="Standard" style:list-style-name="L1">
      <style:text-properties officeooo:rsid="001d37d0" officeooo:paragraph-rsid="001d37d0"/>
    </style:style>
    <style:style style:name="P26" style:family="paragraph" style:parent-style-name="Standard" style:list-style-name="L1">
      <style:text-properties fo:font-size="11pt" fo:language="en" fo:country="US" fo:font-weight="bold" officeooo:rsid="001d37d0" officeooo:paragraph-rsid="001d37d0" style:font-size-asian="11pt" style:font-weight-asian="bold" style:font-size-complex="11pt" style:font-weight-complex="bold"/>
    </style:style>
    <style:style style:name="P27" style:family="paragraph" style:parent-style-name="Standard">
      <style:text-properties fo:font-size="11pt" fo:language="en" fo:country="US" fo:font-weight="bold" officeooo:rsid="0012cbb0" officeooo:paragraph-rsid="0012cbb0" style:font-size-asian="11pt" style:font-weight-asian="bold" style:font-size-complex="11pt" style:font-weight-complex="bold"/>
    </style:style>
    <style:style style:name="P28" style:family="paragraph" style:parent-style-name="Standard">
      <style:paragraph-properties fo:break-before="page"/>
      <style:text-properties fo:font-size="11pt" fo:language="en" fo:country="US" fo:font-weight="bold" officeooo:rsid="0012cbb0" officeooo:paragraph-rsid="0012cbb0" style:font-size-asian="11pt" style:font-weight-asian="bold" style:font-size-complex="11pt" style:font-weight-complex="bold"/>
    </style:style>
    <style:style style:name="P29" style:family="paragraph" style:parent-style-name="Standard">
      <style:paragraph-properties fo:text-align="start" style:justify-single-word="false"/>
      <style:text-properties fo:font-size="11pt" fo:language="en" fo:country="US" fo:font-weight="bold" officeooo:rsid="0012cbb0" officeooo:paragraph-rsid="0031eda5" style:font-size-asian="11pt" style:font-weight-asian="bold" style:font-size-complex="11pt" style:font-weight-complex="bold"/>
    </style:style>
    <style:style style:name="P30" style:family="paragraph" style:parent-style-name="Standard">
      <style:text-properties fo:font-size="11pt" fo:language="en" fo:country="US" fo:font-weight="bold" officeooo:rsid="002ec3cf" officeooo:paragraph-rsid="002ec3cf" style:font-size-asian="11pt" style:font-weight-asian="bold" style:font-size-complex="11pt" style:font-weight-complex="bold"/>
    </style:style>
    <style:style style:name="P31" style:family="paragraph" style:parent-style-name="Standard">
      <style:text-properties fo:font-size="11pt" fo:language="en" fo:country="US" fo:font-weight="bold" officeooo:rsid="002ec3cf" officeooo:paragraph-rsid="003046a8" style:font-size-asian="11pt" style:font-weight-asian="bold" style:font-size-complex="11pt" style:font-weight-complex="bold"/>
    </style:style>
    <style:style style:name="P32" style:family="paragraph" style:parent-style-name="Standard">
      <style:text-properties fo:font-size="11pt" fo:language="en" fo:country="US" fo:font-weight="bold" officeooo:rsid="002ec3cf" officeooo:paragraph-rsid="0031eda5" style:font-size-asian="11pt" style:font-weight-asian="bold" style:font-size-complex="11pt" style:font-weight-complex="bold"/>
    </style:style>
    <style:style style:name="P33" style:family="paragraph" style:parent-style-name="Standard">
      <style:text-properties fo:font-size="11pt" fo:language="en" fo:country="US" fo:font-weight="bold" officeooo:rsid="003046a8" officeooo:paragraph-rsid="003046a8" style:font-size-asian="11pt" style:font-weight-asian="bold" style:font-size-complex="11pt" style:font-weight-complex="bold"/>
    </style:style>
    <style:style style:name="P34" style:family="paragraph" style:parent-style-name="Standard">
      <style:text-properties fo:font-size="11pt" fo:language="en" fo:country="US" fo:font-weight="bold" officeooo:rsid="0030dbf5" officeooo:paragraph-rsid="0030dbf5" style:font-size-asian="11pt" style:font-weight-asian="bold" style:font-size-complex="11pt" style:font-weight-complex="bold"/>
    </style:style>
    <style:style style:name="P35" style:family="paragraph" style:parent-style-name="Standard">
      <style:text-properties fo:font-size="11pt" fo:language="en" fo:country="US" fo:font-weight="bold" officeooo:rsid="00347a69" officeooo:paragraph-rsid="00347a69" style:font-size-asian="11pt" style:font-weight-asian="bold" style:font-size-complex="11pt" style:font-weight-complex="bold"/>
    </style:style>
    <style:style style:name="P36" style:family="paragraph" style:parent-style-name="Standard" style:list-style-name="L1">
      <style:text-properties fo:font-size="11pt" fo:language="en" fo:country="US" fo:font-style="italic" fo:font-weight="bold" officeooo:rsid="001d37d0" officeooo:paragraph-rsid="001d37d0" style:font-size-asian="11pt" style:font-style-asian="italic" style:font-weight-asian="bold" style:font-size-complex="11pt" style:font-style-complex="italic" style:font-weight-complex="bold"/>
    </style:style>
    <style:style style:name="P37" style:family="paragraph" style:parent-style-name="Standard">
      <style:text-properties fo:font-size="11pt" fo:language="en" fo:country="US" fo:font-style="normal" fo:font-weight="normal" officeooo:rsid="001d37d0" officeooo:paragraph-rsid="001d37d0" style:font-size-asian="11pt" style:font-style-asian="normal" style:font-weight-asian="normal" style:font-size-complex="11pt" style:font-style-complex="normal" style:font-weight-complex="normal"/>
    </style:style>
    <style:style style:name="P38" style:family="paragraph" style:parent-style-name="Standard">
      <style:text-properties fo:font-size="11pt" fo:language="en" fo:country="US" fo:font-style="normal" fo:font-weight="normal" officeooo:rsid="002980e3" officeooo:paragraph-rsid="002797bc" style:font-size-asian="11pt" style:font-style-asian="normal" style:font-weight-asian="normal" style:font-size-complex="11pt" style:font-style-complex="normal" style:font-weight-complex="normal"/>
    </style:style>
    <style:style style:name="P39" style:family="paragraph" style:parent-style-name="Standard">
      <style:paragraph-properties fo:break-before="page"/>
      <style:text-properties fo:font-size="11pt" fo:language="en" fo:country="US" fo:font-weight="normal" officeooo:rsid="002ec3cf" officeooo:paragraph-rsid="002ec3cf" style:font-size-asian="11pt" style:font-weight-asian="normal" style:font-size-complex="11pt" style:font-weight-complex="normal"/>
    </style:style>
    <style:style style:name="P40" style:family="paragraph" style:parent-style-name="Standard">
      <style:text-properties fo:font-size="11pt" fo:language="en" fo:country="US" fo:font-weight="normal" officeooo:rsid="002a7776" officeooo:paragraph-rsid="002b8cbf" style:font-size-asian="11pt" style:font-weight-asian="normal" style:font-size-complex="11pt" style:font-weight-complex="normal"/>
    </style:style>
    <style:style style:name="P41" style:family="paragraph" style:parent-style-name="Standard">
      <style:text-properties fo:font-size="11pt" fo:language="en" fo:country="US" fo:font-weight="normal" officeooo:rsid="002a7776" officeooo:paragraph-rsid="002fa62d" style:font-size-asian="11pt" style:font-weight-asian="normal" style:font-size-complex="11pt" style:font-weight-complex="normal"/>
    </style:style>
    <style:style style:name="P42" style:family="paragraph" style:parent-style-name="Standard">
      <style:text-properties fo:font-size="11pt" fo:language="en" fo:country="US" fo:font-weight="normal" officeooo:rsid="0030dbf5" officeooo:paragraph-rsid="0030dbf5" style:font-size-asian="11pt" style:font-weight-asian="normal" style:font-size-complex="11pt" style:font-weight-complex="normal"/>
    </style:style>
    <style:style style:name="P43" style:family="paragraph" style:parent-style-name="Standard">
      <style:text-properties fo:font-size="11pt" fo:language="en" fo:country="US" fo:font-weight="normal" officeooo:rsid="0031eda5" officeooo:paragraph-rsid="0031eda5" style:font-size-asian="11pt" style:font-weight-asian="normal" style:font-size-complex="11pt" style:font-weight-complex="normal"/>
    </style:style>
    <style:style style:name="P44" style:family="paragraph" style:parent-style-name="Standard">
      <style:text-properties fo:font-size="11pt" fo:language="en" fo:country="US" fo:font-weight="normal" officeooo:rsid="00347a69" officeooo:paragraph-rsid="00360381" style:font-size-asian="11pt" style:font-weight-asian="normal" style:font-size-complex="11pt" style:font-weight-complex="normal"/>
    </style:style>
    <style:style style:name="P45" style:family="paragraph" style:parent-style-name="Standard">
      <style:text-properties fo:font-size="11pt" fo:language="en" fo:country="US" fo:font-weight="normal" officeooo:rsid="0037a4b8" officeooo:paragraph-rsid="0037a4b8" style:font-size-asian="11pt" style:font-weight-asian="normal" style:font-size-complex="11pt" style:font-weight-complex="normal"/>
    </style:style>
    <style:style style:name="P46" style:family="paragraph" style:parent-style-name="Standard">
      <style:text-properties fo:font-size="11pt" fo:language="en" fo:country="US" fo:font-weight="normal" officeooo:rsid="0040d38b" officeooo:paragraph-rsid="0040d38b"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fo:font-size="11pt" fo:language="en" fo:country="US" fo:font-weight="normal" officeooo:rsid="00479954" officeooo:paragraph-rsid="00496385"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Liberation Serif" fo:font-size="11pt" fo:language="en" fo:country="US" fo:font-weight="normal" officeooo:rsid="0012cbb0" officeooo:paragraph-rsid="002ec3cf"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Liberation Serif" fo:font-size="11pt" fo:language="en" fo:country="US" fo:font-weight="normal" officeooo:rsid="002ec3cf" officeooo:paragraph-rsid="002ec3cf" style:font-size-asian="11pt" style:font-weight-asian="normal" style:font-size-complex="11pt" style:font-weight-complex="normal"/>
    </style:style>
    <style:style style:name="P50" style:family="paragraph" style:parent-style-name="Standard" style:list-style-name="L2">
      <style:paragraph-properties fo:text-align="start" style:justify-single-word="false"/>
      <style:text-properties style:font-name="Liberation Serif" fo:font-size="11pt" fo:language="en" fo:country="US" fo:font-weight="normal" officeooo:rsid="002ec3cf" officeooo:paragraph-rsid="002ec3cf"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Liberation Serif" fo:font-size="11pt" fo:language="en" fo:country="US" fo:font-weight="normal" officeooo:rsid="002ec3cf" officeooo:paragraph-rsid="003a8eba" style:font-size-asian="11pt" style:font-weight-asian="normal" style:font-size-complex="11pt" style:font-weight-complex="normal"/>
    </style:style>
    <style:style style:name="P52" style:family="paragraph" style:parent-style-name="Standard" style:list-style-name="L3">
      <style:paragraph-properties fo:text-align="start" style:justify-single-word="false"/>
      <style:text-properties style:font-name="Liberation Serif" fo:font-size="11pt" fo:language="en" fo:country="US" fo:font-weight="normal" officeooo:rsid="002ec3cf" officeooo:paragraph-rsid="002ec3cf"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Liberation Serif" fo:font-size="11pt" fo:language="en" fo:country="US" fo:font-weight="normal" officeooo:rsid="002ec3cf" officeooo:paragraph-rsid="0040d38b"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font-name="Liberation Serif" fo:font-size="11pt" fo:language="en" fo:country="US" fo:font-weight="normal" officeooo:rsid="002ec3cf" officeooo:paragraph-rsid="0041e3b7"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style:font-name="Liberation Serif" fo:font-size="11pt" fo:language="en" fo:country="US" fo:font-weight="normal" officeooo:rsid="002ec3cf" officeooo:paragraph-rsid="0046eba0" style:font-size-asian="11pt" style:font-weight-asian="normal" style:font-size-complex="11pt" style:font-weight-complex="normal"/>
    </style:style>
    <style:style style:name="P56" style:family="paragraph" style:parent-style-name="Standard">
      <style:text-properties style:font-name="Liberation Serif" fo:font-size="11pt" fo:language="en" fo:country="US" fo:font-weight="normal" officeooo:rsid="0037a4b8" officeooo:paragraph-rsid="0037a4b8" style:font-size-asian="11pt" style:font-weight-asian="normal" style:font-size-complex="11pt" style:font-weight-complex="normal"/>
    </style:style>
    <style:style style:name="P57" style:family="paragraph" style:parent-style-name="Standard">
      <style:text-properties style:font-name="Liberation Serif" fo:font-size="11pt" fo:language="en" fo:country="US" fo:font-weight="normal" officeooo:rsid="0037ed24" officeooo:paragraph-rsid="0037ed24"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Liberation Serif" fo:font-size="11pt" fo:language="en" fo:country="US" fo:font-weight="normal" officeooo:rsid="00392c73" officeooo:paragraph-rsid="00392c73"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Liberation Serif" fo:font-size="11pt" fo:language="en" fo:country="US" fo:font-weight="normal" officeooo:rsid="00392c73" officeooo:paragraph-rsid="0041e3b7"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font-name="Liberation Serif" fo:font-size="11pt" fo:language="en" fo:country="US" fo:font-weight="normal" officeooo:rsid="00399064" officeooo:paragraph-rsid="00399064"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style:font-name="Liberation Serif" fo:font-size="11pt" fo:language="en" fo:country="US" fo:font-weight="normal" officeooo:rsid="00399064" officeooo:paragraph-rsid="0040b8f1"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Liberation Serif" fo:font-size="11pt" fo:language="en" fo:country="US" fo:font-weight="normal" officeooo:rsid="003c5b34" officeooo:paragraph-rsid="003c5b34"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Liberation Serif" fo:font-size="11pt" fo:language="en" fo:country="US" fo:font-weight="normal" officeooo:rsid="003d8b23" officeooo:paragraph-rsid="003fae2e"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font-name="Liberation Serif" fo:font-size="11pt" fo:language="en" fo:country="US" fo:font-weight="normal" officeooo:rsid="0040b8f1" officeooo:paragraph-rsid="0040b8f1"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Liberation Serif" fo:font-size="11pt" fo:language="en" fo:country="US" fo:font-weight="normal" officeooo:rsid="0041e3b7" officeooo:paragraph-rsid="0041e3b7"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Liberation Serif" fo:font-size="11pt" fo:language="en" fo:country="US" fo:font-weight="normal" officeooo:rsid="0041e3b7" officeooo:paragraph-rsid="0044a3e5"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Liberation Serif" fo:font-size="11pt" fo:language="en" fo:country="US" fo:font-weight="normal" officeooo:rsid="0044a3e5" officeooo:paragraph-rsid="0044a3e5"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Liberation Serif" fo:font-size="11pt" fo:language="en" fo:country="US" fo:font-weight="normal" officeooo:rsid="0045f22e" officeooo:paragraph-rsid="0045f22e"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Liberation Serif" fo:font-size="11pt" fo:language="en" fo:country="US" fo:font-weight="normal" officeooo:rsid="00469191" officeooo:paragraph-rsid="00469191"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Liberation Serif" fo:font-size="11pt" fo:language="en" fo:country="US" fo:font-weight="normal" officeooo:rsid="0046eba0" officeooo:paragraph-rsid="0046eba0"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Liberation Serif" fo:font-size="11pt" fo:language="en" fo:country="US" fo:font-weight="normal" officeooo:rsid="00479954" officeooo:paragraph-rsid="00479954"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Liberation Serif" fo:font-size="11pt" fo:language="en" fo:country="US" fo:font-weight="normal" officeooo:rsid="00479954" officeooo:paragraph-rsid="00496385"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Liberation Serif" fo:font-size="11pt" fo:language="en" fo:country="US" fo:font-style="normal" fo:font-weight="normal" officeooo:rsid="00479954" officeooo:paragraph-rsid="00496385"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style:font-name="Liberation Serif" fo:font-size="11pt" officeooo:paragraph-rsid="003c5b34" style:font-size-asian="11pt" style:font-size-complex="11pt"/>
    </style:style>
    <style:style style:name="P75" style:family="paragraph" style:parent-style-name="Standard">
      <style:paragraph-properties fo:text-align="start" style:justify-single-word="false"/>
      <style:text-properties style:font-name="Liberation Serif" fo:font-size="11pt" officeooo:paragraph-rsid="003d8b23" style:font-size-asian="11pt" style:font-size-complex="11pt"/>
    </style:style>
    <style:style style:name="P76" style:family="paragraph" style:parent-style-name="Standard">
      <style:paragraph-properties fo:text-align="start" style:justify-single-word="false"/>
      <style:text-properties style:font-name="Liberation Serif" fo:font-size="11pt" officeooo:paragraph-rsid="003e8acb" style:font-size-asian="11pt" style:font-size-complex="11pt"/>
    </style:style>
    <style:style style:name="P77" style:family="paragraph" style:parent-style-name="Standard">
      <style:paragraph-properties fo:text-align="start" style:justify-single-word="false"/>
      <style:text-properties style:font-name="Liberation Serif" fo:font-size="11pt" officeooo:paragraph-rsid="003fae2e" style:font-size-asian="11pt" style:font-size-complex="11pt"/>
    </style:style>
    <style:style style:name="P78" style:family="paragraph" style:parent-style-name="Standard">
      <style:paragraph-properties fo:text-align="start" style:justify-single-word="false"/>
      <style:text-properties style:font-name="Liberation Serif" fo:font-size="11pt" officeooo:paragraph-rsid="0044a3e5" style:font-size-asian="11pt" style:font-size-complex="11pt"/>
    </style:style>
    <style:style style:name="P79" style:family="paragraph" style:parent-style-name="Standard">
      <style:paragraph-properties fo:text-align="start" style:justify-single-word="false"/>
      <style:text-properties style:font-name="Liberation Serif" fo:font-size="11pt" officeooo:rsid="003d8b23" officeooo:paragraph-rsid="003d8b23" style:font-size-asian="11pt" style:font-size-complex="11pt"/>
    </style:style>
    <style:style style:name="P80" style:family="paragraph" style:parent-style-name="Standard">
      <style:paragraph-properties fo:text-align="start" style:justify-single-word="false"/>
      <style:text-properties style:font-name="Liberation Serif" fo:font-size="11pt" officeooo:rsid="003d8b23" officeooo:paragraph-rsid="003fae2e" style:font-size-asian="11pt" style:font-size-complex="11pt"/>
    </style:style>
    <style:style style:name="P81" style:family="paragraph" style:parent-style-name="Standard">
      <style:paragraph-properties fo:text-align="start" style:justify-single-word="false"/>
      <style:text-properties style:font-name="Liberation Serif" fo:font-size="11pt" officeooo:rsid="003e8acb" officeooo:paragraph-rsid="003e8acb" style:font-size-asian="11pt" style:font-size-complex="11pt"/>
    </style:style>
    <style:style style:name="P82" style:family="paragraph" style:parent-style-name="Standard">
      <style:paragraph-properties fo:text-align="start" style:justify-single-word="false"/>
      <style:text-properties style:font-name="Liberation Serif" fo:font-size="11pt" officeooo:rsid="003fae2e" officeooo:paragraph-rsid="003fae2e" style:font-size-asian="11pt" style:font-size-complex="11pt"/>
    </style:style>
    <style:style style:name="P83" style:family="paragraph" style:parent-style-name="Standard">
      <style:paragraph-properties fo:text-align="start" style:justify-single-word="false"/>
      <style:text-properties officeooo:paragraph-rsid="0031eda5"/>
    </style:style>
    <style:style style:name="P84" style:family="paragraph" style:parent-style-name="Standard">
      <style:paragraph-properties fo:text-align="start" style:justify-single-word="false"/>
      <style:text-properties officeooo:paragraph-rsid="003fae2e"/>
    </style:style>
    <style:style style:name="P85" style:family="paragraph" style:parent-style-name="Standard" style:list-style-name="L4">
      <style:paragraph-properties fo:text-align="start" style:justify-single-word="false"/>
      <style:text-properties officeooo:paragraph-rsid="0041e3b7"/>
    </style:style>
    <style:style style:name="P86" style:family="paragraph" style:parent-style-name="Standard" style:list-style-name="L5">
      <style:paragraph-properties fo:text-align="start" style:justify-single-word="false"/>
      <style:text-properties officeooo:paragraph-rsid="0044a3e5"/>
    </style:style>
    <style:style style:name="P87" style:family="paragraph" style:parent-style-name="Standard">
      <style:paragraph-properties fo:text-align="start" style:justify-single-word="false"/>
      <style:text-properties officeooo:rsid="0031eda5" officeooo:paragraph-rsid="0031eda5"/>
    </style:style>
    <style:style style:name="P88" style:family="paragraph" style:parent-style-name="Standard">
      <style:paragraph-properties fo:text-align="start" style:justify-single-word="false"/>
      <style:text-properties officeooo:rsid="00392c73" officeooo:paragraph-rsid="00399064"/>
    </style:style>
    <style:style style:name="P89" style:family="paragraph" style:parent-style-name="Standard" style:list-style-name="L4">
      <style:paragraph-properties fo:text-align="start" style:justify-single-word="false"/>
      <style:text-properties officeooo:rsid="0041e3b7" officeooo:paragraph-rsid="0041e3b7"/>
    </style:style>
    <style:style style:name="T1" style:family="text">
      <style:text-properties officeooo:rsid="0012cbb0"/>
    </style:style>
    <style:style style:name="T2" style:family="text">
      <style:text-properties fo:color="#000000" loext:opacity="100%" style:font-name="CMSS10" fo:font-size="11pt" fo:language="en" fo:country="US" fo:font-weight="normal" officeooo:rsid="0012cbb0" style:font-size-asian="11pt" style:font-weight-asian="normal" style:font-size-complex="11pt" style:font-weight-complex="normal"/>
    </style:style>
    <style:style style:name="T3" style:family="text">
      <style:text-properties fo:color="#000000" loext:opacity="100%" style:font-name="CMSS10" fo:font-size="11pt" fo:language="en" fo:country="US" fo:font-weight="normal" officeooo:rsid="0031eda5" style:font-size-asian="11pt" style:font-weight-asian="normal" style:font-size-complex="11pt" style:font-weight-complex="normal"/>
    </style:style>
    <style:style style:name="T4" style:family="text">
      <style:text-properties fo:font-size="11pt" fo:language="en" fo:country="US" fo:font-weight="normal" officeooo:rsid="001b393f" style:font-size-asian="11pt" style:font-weight-asian="normal" style:font-size-complex="11pt" style:font-weight-complex="normal"/>
    </style:style>
    <style:style style:name="T5" style:family="text">
      <style:text-properties fo:font-size="11pt" fo:language="en" fo:country="US" fo:font-weight="normal" officeooo:rsid="002b8cbf" style:font-size-asian="11pt" style:font-weight-asian="normal" style:font-size-complex="11pt" style:font-weight-complex="normal"/>
    </style:style>
    <style:style style:name="T6" style:family="text">
      <style:text-properties fo:font-size="11pt" fo:language="en" fo:country="US" fo:font-weight="normal" officeooo:rsid="002bcd79" style:font-size-asian="11pt" style:font-weight-asian="normal" style:font-size-complex="11pt" style:font-weight-complex="normal"/>
    </style:style>
    <style:style style:name="T7" style:family="text">
      <style:text-properties fo:font-size="11pt" fo:language="en" fo:country="US" fo:font-weight="normal" officeooo:rsid="002dd132" style:font-size-asian="11pt" style:font-weight-asian="normal" style:font-size-complex="11pt" style:font-weight-complex="normal"/>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weight="normal" officeooo:rsid="002b8cbf" style:font-size-asian="11pt" style:font-weight-asian="normal" style:font-size-complex="11pt" style:font-weight-complex="normal"/>
    </style:style>
    <style:style style:name="T10" style:family="text">
      <style:text-properties fo:font-size="11pt" fo:font-weight="normal" officeooo:rsid="002bcd79" style:font-size-asian="11pt" style:font-weight-asian="normal" style:font-size-complex="11pt" style:font-weight-complex="normal"/>
    </style:style>
    <style:style style:name="T11" style:family="text">
      <style:text-properties fo:font-size="11pt" fo:font-weight="normal" officeooo:rsid="003046a8" style:font-size-asian="11pt" style:font-weight-asian="normal" style:font-size-complex="11pt" style:font-weight-complex="normal"/>
    </style:style>
    <style:style style:name="T12" style:family="text">
      <style:text-properties officeooo:rsid="0014ac01"/>
    </style:style>
    <style:style style:name="T13" style:family="text">
      <style:text-properties officeooo:rsid="00167d98"/>
    </style:style>
    <style:style style:name="T14" style:family="text">
      <style:text-properties officeooo:rsid="00191dad"/>
    </style:style>
    <style:style style:name="T15" style:family="text">
      <style:text-properties officeooo:rsid="00195792"/>
    </style:style>
    <style:style style:name="T16" style:family="text">
      <style:text-properties officeooo:rsid="001b393f"/>
    </style:style>
    <style:style style:name="T17" style:family="text">
      <style:text-properties fo:font-weight="normal" style:font-weight-asian="normal" style:font-weight-complex="normal"/>
    </style:style>
    <style:style style:name="T18" style:family="text">
      <style:text-properties fo:font-weight="normal" officeooo:rsid="001dfd2d" style:font-weight-asian="normal" style:font-weight-complex="normal"/>
    </style:style>
    <style:style style:name="T19" style:family="text">
      <style:text-properties fo:font-weight="normal" officeooo:rsid="003046a8" style:font-weight-asian="normal" style:font-weight-complex="normal"/>
    </style:style>
    <style:style style:name="T20" style:family="text">
      <style:text-properties fo:font-weight="normal" officeooo:rsid="0030dbf5"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italic" officeooo:rsid="001f6053" style:font-style-asian="italic" style:font-style-complex="italic"/>
    </style:style>
    <style:style style:name="T23" style:family="text">
      <style:text-properties fo:font-style="italic" officeooo:rsid="002797bc" style:font-style-asian="italic" style:font-style-complex="italic"/>
    </style:style>
    <style:style style:name="T24" style:family="text">
      <style:text-properties fo:font-style="italic" officeooo:rsid="00265292"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officeooo:rsid="003d8b23" style:font-style-asian="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6053" style:font-style-asian="normal" style:font-style-complex="normal"/>
    </style:style>
    <style:style style:name="T30" style:family="text">
      <style:text-properties fo:font-style="normal" officeooo:rsid="002797bc" style:font-style-asian="normal" style:font-style-complex="normal"/>
    </style:style>
    <style:style style:name="T31" style:family="text">
      <style:text-properties fo:font-style="normal" officeooo:rsid="002980e3" style:font-style-asian="normal" style:font-style-complex="normal"/>
    </style:style>
    <style:style style:name="T32" style:family="text">
      <style:text-properties fo:font-style="normal" style:font-style-asian="normal" style:font-style-complex="normal"/>
    </style:style>
    <style:style style:name="T33" style:family="text">
      <style:text-properties fo:font-style="normal" officeooo:rsid="00399064" style:font-style-asian="normal" style:font-style-complex="normal"/>
    </style:style>
    <style:style style:name="T34" style:family="text">
      <style:text-properties fo:font-style="normal" officeooo:rsid="0040b8f1" style:font-style-asian="normal" style:font-style-complex="normal"/>
    </style:style>
    <style:style style:name="T35" style:family="text">
      <style:text-properties fo:font-style="normal" officeooo:rsid="0040d38b" style:font-style-asian="normal" style:font-style-complex="normal"/>
    </style:style>
    <style:style style:name="T36" style:family="text">
      <style:text-properties fo:font-style="normal" officeooo:rsid="0041e3b7" style:font-style-asian="normal" style:font-style-complex="normal"/>
    </style:style>
    <style:style style:name="T37" style:family="text">
      <style:text-properties fo:font-style="normal" officeooo:rsid="0044a3e5" style:font-style-asian="normal" style:font-style-complex="normal"/>
    </style:style>
    <style:style style:name="T38" style:family="text">
      <style:text-properties fo:font-style="normal" officeooo:rsid="003e8acb" style:font-style-asian="normal" style:font-style-complex="normal"/>
    </style:style>
    <style:style style:name="T39" style:family="text">
      <style:text-properties fo:font-style="normal" officeooo:rsid="003c5b34" style:font-style-asian="normal" style:font-style-complex="normal"/>
    </style:style>
    <style:style style:name="T40" style:family="text">
      <style:text-properties fo:font-style="normal" officeooo:rsid="0045f22e" style:font-style-asian="normal" style:font-style-complex="normal"/>
    </style:style>
    <style:style style:name="T41" style:family="text">
      <style:text-properties fo:font-style="normal" officeooo:rsid="003fae2e"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1dfd2d" style:font-style-asian="normal" style:font-weight-asian="normal" style:font-style-complex="normal" style:font-weight-complex="normal"/>
    </style:style>
    <style:style style:name="T44" style:family="text">
      <style:text-properties fo:font-style="normal" fo:font-weight="normal" officeooo:rsid="00214e22" style:font-style-asian="normal" style:font-weight-asian="normal" style:font-style-complex="normal" style:font-weight-complex="normal"/>
    </style:style>
    <style:style style:name="T45" style:family="text">
      <style:text-properties officeooo:rsid="001dfd2d"/>
    </style:style>
    <style:style style:name="T46" style:family="text">
      <style:text-properties officeooo:rsid="001e1491"/>
    </style:style>
    <style:style style:name="T47" style:family="text">
      <style:text-properties officeooo:rsid="001f1218"/>
    </style:style>
    <style:style style:name="T48" style:family="text">
      <style:text-properties officeooo:rsid="001f6053"/>
    </style:style>
    <style:style style:name="T49" style:family="text">
      <style:text-properties officeooo:rsid="00214e22"/>
    </style:style>
    <style:style style:name="T50" style:family="text">
      <style:text-properties officeooo:rsid="0022c791"/>
    </style:style>
    <style:style style:name="T51" style:family="text">
      <style:text-properties officeooo:rsid="00235a6e"/>
    </style:style>
    <style:style style:name="T52" style:family="text">
      <style:text-properties officeooo:rsid="0024f38e"/>
    </style:style>
    <style:style style:name="T53" style:family="text">
      <style:text-properties officeooo:rsid="00265292"/>
    </style:style>
    <style:style style:name="T54" style:family="text">
      <style:text-properties officeooo:rsid="002797bc"/>
    </style:style>
    <style:style style:name="T55" style:family="text">
      <style:text-properties officeooo:rsid="002980e3"/>
    </style:style>
    <style:style style:name="T56" style:family="text">
      <style:text-properties officeooo:rsid="002a7776"/>
    </style:style>
    <style:style style:name="T57" style:family="text">
      <style:text-properties officeooo:rsid="002b8cbf"/>
    </style:style>
    <style:style style:name="T58" style:family="text">
      <style:text-properties officeooo:rsid="002ec3cf"/>
    </style:style>
    <style:style style:name="T59" style:family="text">
      <style:text-properties officeooo:rsid="002ec3cf"/>
    </style:style>
    <style:style style:name="T60" style:family="text">
      <style:text-properties style:font-name="CMSS10" fo:font-size="11pt" style:font-size-asian="11pt"/>
    </style:style>
    <style:style style:name="T61" style:family="text">
      <style:text-properties style:font-name="CMSS10" fo:font-size="11pt" officeooo:rsid="0031eda5" style:font-size-asian="11pt"/>
    </style:style>
    <style:style style:name="T62" style:family="text">
      <style:text-properties style:font-name="CMSS10" fo:font-size="11pt" fo:font-style="italic" style:font-size-asian="11pt" style:font-style-asian="italic" style:font-style-complex="italic"/>
    </style:style>
    <style:style style:name="T63" style:family="text">
      <style:text-properties style:font-name="CMSS10" fo:font-size="11pt" fo:font-style="normal" style:font-size-asian="11pt" style:font-style-asian="normal" style:font-style-complex="normal"/>
    </style:style>
    <style:style style:name="T64" style:family="text">
      <style:text-properties style:font-name="CMSS10" fo:font-size="11pt" fo:font-style="normal" officeooo:rsid="0031eda5" style:font-size-asian="11pt" style:font-style-asian="normal" style:font-style-complex="normal"/>
    </style:style>
    <style:style style:name="T65" style:family="text">
      <style:text-properties style:font-name="CMSY10" fo:font-size="11pt" style:font-size-asian="11pt"/>
    </style:style>
    <style:style style:name="T66" style:family="text">
      <style:text-properties style:font-name="CMMI10"/>
    </style:style>
    <style:style style:name="T67" style:family="text">
      <style:text-properties style:font-name="Liberation Serif" fo:font-weight="normal" style:font-weight-asian="normal" style:font-weight-complex="normal"/>
    </style:style>
    <style:style style:name="T68" style:family="text">
      <style:text-properties style:font-name="Liberation Serif"/>
    </style:style>
    <style:style style:name="T69" style:family="text">
      <style:text-properties style:font-name="Liberation Serif" officeooo:rsid="00399064"/>
    </style:style>
    <style:style style:name="T70" style:family="text">
      <style:text-properties style:font-name="Liberation Serif" fo:font-size="11pt" fo:language="en" fo:country="US" fo:font-weight="normal" officeooo:rsid="002ec3cf" style:font-size-asian="11pt" style:font-weight-asian="normal" style:font-size-complex="11pt" style:font-weight-complex="normal"/>
    </style:style>
    <style:style style:name="T71" style:family="text">
      <style:text-properties style:font-name="Liberation Serif" fo:font-size="11pt" fo:language="en" fo:country="US" fo:font-weight="normal" officeooo:rsid="0044a3e5" style:font-size-asian="11pt" style:font-weight-asian="normal" style:font-size-complex="11pt" style:font-weight-complex="normal"/>
    </style:style>
    <style:style style:name="T72" style:family="text">
      <style:text-properties style:font-name="Liberation Serif" fo:font-size="11pt" fo:language="en" fo:country="US" fo:font-weight="normal" officeooo:rsid="0045f22e" style:font-size-asian="11pt" style:font-weight-asian="normal" style:font-size-complex="11pt" style:font-weight-complex="normal"/>
    </style:style>
    <style:style style:name="T73" style:family="text">
      <style:text-properties style:font-name="Liberation Serif" fo:font-size="11pt" fo:language="en" fo:country="US" fo:font-style="normal" fo:font-weight="normal" officeooo:rsid="0040d38b" style:font-size-asian="11pt" style:font-style-asian="normal" style:font-weight-asian="normal" style:font-size-complex="11pt" style:font-style-complex="normal" style:font-weight-complex="normal"/>
    </style:style>
    <style:style style:name="T74" style:family="text">
      <style:text-properties style:font-name="Liberation Serif" fo:font-size="11pt" fo:language="en" fo:country="US" fo:font-style="normal" fo:font-weight="normal" officeooo:rsid="00392c73" style:font-size-asian="11pt" style:font-style-asian="normal" style:font-weight-asian="normal" style:font-size-complex="11pt" style:font-style-complex="normal" style:font-weight-complex="normal"/>
    </style:style>
    <style:style style:name="T75" style:family="text">
      <style:text-properties style:font-name="Liberation Serif" fo:font-size="11pt" fo:language="en" fo:country="US" fo:font-style="normal" fo:font-weight="normal" officeooo:rsid="002ec3cf" style:font-size-asian="11pt" style:font-style-asian="normal" style:font-weight-asian="normal" style:font-size-complex="11pt" style:font-style-complex="normal" style:font-weight-complex="normal"/>
    </style:style>
    <style:style style:name="T76" style:family="text">
      <style:text-properties style:font-name="Liberation Serif" fo:font-size="11pt" fo:language="en" fo:country="US" fo:font-style="normal" fo:font-weight="normal" officeooo:rsid="0041e3b7" style:font-size-asian="11pt" style:font-style-asian="normal" style:font-weight-asian="normal" style:font-size-complex="11pt" style:font-style-complex="normal" style:font-weight-complex="normal"/>
    </style:style>
    <style:style style:name="T77" style:family="text">
      <style:text-properties style:font-name="Liberation Serif" fo:font-size="11pt" fo:language="en" fo:country="US" fo:font-style="normal" fo:font-weight="normal" style:font-size-asian="11pt" style:font-style-asian="normal" style:font-weight-asian="normal" style:font-size-complex="11pt" style:font-style-complex="normal" style:font-weight-complex="normal"/>
    </style:style>
    <style:style style:name="T78" style:family="text">
      <style:text-properties style:font-name="Liberation Serif" fo:font-size="11pt" fo:language="en" fo:country="US" fo:font-style="italic" fo:font-weight="normal" officeooo:rsid="0040d38b" style:font-size-asian="11pt" style:font-style-asian="italic" style:font-weight-asian="normal" style:font-size-complex="11pt" style:font-style-complex="italic" style:font-weight-complex="normal"/>
    </style:style>
    <style:style style:name="T79" style:family="text">
      <style:text-properties style:font-name="Liberation Serif" fo:font-size="11pt" fo:language="en" fo:country="US" fo:font-style="italic" fo:font-weight="normal" officeooo:rsid="0044a3e5" style:font-size-asian="11pt" style:font-style-asian="italic" style:font-weight-asian="normal" style:font-size-complex="11pt" style:font-style-complex="italic" style:font-weight-complex="normal"/>
    </style:style>
    <style:style style:name="T80" style:family="text">
      <style:text-properties style:font-name="Liberation Serif" officeooo:rsid="002ec3cf"/>
    </style:style>
    <style:style style:name="T81" style:family="text">
      <style:text-properties style:font-name="Liberation Serif" officeooo:rsid="00496385"/>
    </style:style>
    <style:style style:name="T82" style:family="text">
      <style:text-properties officeooo:rsid="003329b5"/>
    </style:style>
    <style:style style:name="T83" style:family="text">
      <style:text-properties style:font-name="CMR10"/>
    </style:style>
    <style:style style:name="T84" style:family="text">
      <style:text-properties style:font-name="CMR10" officeooo:rsid="00360381"/>
    </style:style>
    <style:style style:name="T85" style:family="text">
      <style:text-properties style:font-name="CMR10" officeooo:rsid="0037a4b8"/>
    </style:style>
    <style:style style:name="T86" style:family="text">
      <style:text-properties officeooo:rsid="00360381"/>
    </style:style>
    <style:style style:name="T87" style:family="text">
      <style:text-properties officeooo:rsid="0037ed24"/>
    </style:style>
    <style:style style:name="T88" style:family="text">
      <style:text-properties officeooo:rsid="00392c73"/>
    </style:style>
    <style:style style:name="T89" style:family="text">
      <style:text-properties officeooo:rsid="00399064"/>
    </style:style>
    <style:style style:name="T90" style:family="text">
      <style:text-properties officeooo:rsid="00399064"/>
    </style:style>
    <style:style style:name="T91" style:family="text">
      <style:text-properties officeooo:rsid="003c5b34"/>
    </style:style>
    <style:style style:name="T92" style:family="text">
      <style:text-properties style:font-name="LMRoman12-Regular-Identity-H" fo:font-size="12pt" style:font-size-asian="12pt"/>
    </style:style>
    <style:style style:name="T93" style:family="text">
      <style:text-properties style:font-name="LMRoman12-Regular-Identity-H" fo:font-size="12pt" style:font-size-asian="12pt"/>
    </style:style>
    <style:style style:name="T94" style:family="text">
      <style:text-properties style:font-name="LMRoman12-Regular-Identity-H" fo:font-size="12pt" fo:language="en" fo:country="US" fo:font-weight="normal" officeooo:rsid="003c5b34" style:font-size-asian="12pt" style:font-weight-asian="normal" style:font-weight-complex="normal"/>
    </style:style>
    <style:style style:name="T95" style:family="text">
      <style:text-properties fo:language="en" fo:country="US" fo:font-weight="normal" style:font-weight-asian="normal" style:font-weight-complex="normal"/>
    </style:style>
    <style:style style:name="T96" style:family="text">
      <style:text-properties fo:language="en" fo:country="US" fo:font-weight="normal" officeooo:rsid="003c5b34" style:font-weight-asian="normal" style:font-weight-complex="normal"/>
    </style:style>
    <style:style style:name="T97" style:family="text">
      <style:text-properties fo:language="en" fo:country="US" fo:font-weight="normal" officeooo:rsid="003c5b34" style:font-weight-asian="normal" style:font-weight-complex="normal"/>
    </style:style>
    <style:style style:name="T98" style:family="text">
      <style:text-properties fo:language="en" fo:country="US" fo:font-weight="normal" officeooo:rsid="003d8b23" style:font-weight-asian="normal" style:font-weight-complex="normal"/>
    </style:style>
    <style:style style:name="T99" style:family="text">
      <style:text-properties fo:language="en" fo:country="US" fo:font-weight="normal" officeooo:rsid="003d8b23" style:font-weight-asian="normal" style:font-weight-complex="normal"/>
    </style:style>
    <style:style style:name="T100" style:family="text">
      <style:text-properties fo:language="en" fo:country="US" fo:font-weight="normal" officeooo:rsid="003e8acb" style:font-weight-asian="normal" style:font-weight-complex="normal"/>
    </style:style>
    <style:style style:name="T101" style:family="text">
      <style:text-properties fo:language="en" fo:country="US" fo:font-weight="normal" officeooo:rsid="003e8acb" style:font-weight-asian="normal" style:font-weight-complex="normal"/>
    </style:style>
    <style:style style:name="T102" style:family="text">
      <style:text-properties fo:language="en" fo:country="US" fo:font-weight="normal" officeooo:rsid="0040d38b" style:font-weight-asian="normal" style:font-weight-complex="normal"/>
    </style:style>
    <style:style style:name="T103" style:family="text">
      <style:text-properties fo:language="en" fo:country="US" fo:font-weight="normal" officeooo:rsid="002ec3cf" style:font-weight-asian="normal" style:font-weight-complex="normal"/>
    </style:style>
    <style:style style:name="T104" style:family="text">
      <style:text-properties fo:language="en" fo:country="US" fo:font-weight="normal" officeooo:rsid="0044a3e5" style:font-weight-asian="normal" style:font-weight-complex="normal"/>
    </style:style>
    <style:style style:name="T105" style:family="text">
      <style:text-properties fo:language="en" fo:country="US" fo:font-weight="normal" officeooo:rsid="0044a3e5" style:font-weight-asian="normal" style:font-weight-complex="normal"/>
    </style:style>
    <style:style style:name="T106" style:family="text">
      <style:text-properties fo:language="en" fo:country="US" fo:font-weight="normal" officeooo:rsid="0045f22e" style:font-weight-asian="normal" style:font-weight-complex="normal"/>
    </style:style>
    <style:style style:name="T107" style:family="text">
      <style:text-properties fo:language="en" fo:country="US" fo:font-weight="normal" officeooo:rsid="0045f22e" style:font-weight-asian="normal" style:font-weight-complex="normal"/>
    </style:style>
    <style:style style:name="T108" style:family="text">
      <style:text-properties fo:language="en" fo:country="US" fo:font-style="italic" fo:font-weight="normal" style:font-style-asian="italic" style:font-weight-asian="normal" style:font-style-complex="italic" style:font-weight-complex="normal"/>
    </style:style>
    <style:style style:name="T109" style:family="text">
      <style:text-properties fo:language="en" fo:country="US" fo:font-style="italic" fo:font-weight="normal" officeooo:rsid="003fae2e" style:font-style-asian="italic" style:font-weight-asian="normal" style:font-style-complex="normal" style:font-weight-complex="normal"/>
    </style:style>
    <style:style style:name="T110" style:family="text">
      <style:text-properties fo:language="en" fo:country="US" fo:font-style="normal" fo:font-weight="normal" style:font-style-asian="normal" style:font-weight-asian="normal" style:font-style-complex="normal" style:font-weight-complex="normal"/>
    </style:style>
    <style:style style:name="T111" style:family="text">
      <style:text-properties fo:language="en" fo:country="US" fo:font-style="normal" fo:font-weight="normal" officeooo:rsid="003e8acb" style:font-style-asian="normal" style:font-weight-asian="normal" style:font-style-complex="normal" style:font-weight-complex="normal"/>
    </style:style>
    <style:style style:name="T112" style:family="text">
      <style:text-properties fo:language="en" fo:country="US" fo:font-style="normal" fo:font-weight="normal" officeooo:rsid="003fae2e" style:font-style-asian="normal" style:font-weight-asian="normal" style:font-style-complex="normal" style:font-weight-complex="normal"/>
    </style:style>
    <style:style style:name="T113" style:family="text">
      <style:text-properties fo:language="en" fo:country="US" fo:font-style="normal" fo:font-weight="normal" officeooo:rsid="003c5b34" style:font-style-asian="normal" style:font-weight-asian="normal" style:font-style-complex="normal" style:font-weight-complex="normal"/>
    </style:style>
    <style:style style:name="T114" style:family="text">
      <style:text-properties fo:language="en" fo:country="US" fo:font-style="normal" fo:font-weight="normal" officeooo:rsid="0040d38b" style:font-style-asian="normal" style:font-weight-asian="normal" style:font-style-complex="normal" style:font-weight-complex="normal"/>
    </style:style>
    <style:style style:name="T115" style:family="text">
      <style:text-properties fo:language="en" fo:country="US" fo:font-style="normal" fo:font-weight="normal" officeooo:rsid="0045f22e" style:font-style-asian="normal" style:font-weight-asian="normal" style:font-style-complex="normal" style:font-weight-complex="normal"/>
    </style:style>
    <style:style style:name="T116" style:family="text">
      <style:text-properties officeooo:rsid="003d8b23"/>
    </style:style>
    <style:style style:name="T117" style:family="text">
      <style:text-properties style:font-name="LMMathItalic12-Regular" fo:font-size="12pt" fo:font-style="italic" style:font-size-asian="12pt" style:font-style-asian="italic"/>
    </style:style>
    <style:style style:name="T118" style:family="text">
      <style:text-properties style:font-name="LMMathItalic12-Regular" fo:font-size="12pt" fo:font-style="italic" style:font-size-asian="12pt" style:font-style-asian="italic"/>
    </style:style>
    <style:style style:name="T119" style:family="text">
      <style:text-properties style:font-name="LMMathSymbols10-Regular" fo:font-size="12pt" fo:font-style="italic" style:font-size-asian="12pt" style:font-style-asian="italic"/>
    </style:style>
    <style:style style:name="T120" style:family="text">
      <style:text-properties style:font-name="LMRoman12-Regular" fo:font-size="12pt" style:font-size-asian="12pt"/>
    </style:style>
    <style:style style:name="T121" style:family="text">
      <style:text-properties style:font-name="LMRoman8-Regular-Identity-H" fo:font-size="8pt" style:font-size-asian="8pt"/>
    </style:style>
    <style:style style:name="T122" style:family="text">
      <style:text-properties style:font-name="LMMathItalic8-Regular" fo:font-size="8pt" fo:font-style="italic" style:font-size-asian="8pt" style:font-style-asian="italic"/>
    </style:style>
    <style:style style:name="T123" style:family="text">
      <style:text-properties style:font-name="LMMathItalic8-Regular" fo:font-size="8pt" fo:font-style="italic" style:font-size-asian="8pt" style:font-style-asian="italic"/>
    </style:style>
    <style:style style:name="T124" style:family="text">
      <style:text-properties style:font-name="LMRoman8-Regular" fo:font-size="8pt" style:font-size-asian="8pt"/>
    </style:style>
    <style:style style:name="T125" style:family="text">
      <style:text-properties officeooo:rsid="003e8acb"/>
    </style:style>
    <style:style style:name="T126" style:family="text">
      <style:text-properties officeooo:rsid="0040b8f1"/>
    </style:style>
    <style:style style:name="T127" style:family="text">
      <style:text-properties officeooo:rsid="0040d38b"/>
    </style:style>
    <style:style style:name="T128" style:family="text">
      <style:text-properties officeooo:rsid="0041e3b7"/>
    </style:style>
    <style:style style:name="T129" style:family="text">
      <style:text-properties officeooo:rsid="0044a3e5"/>
    </style:style>
    <style:style style:name="T130" style:family="text">
      <style:text-properties officeooo:rsid="0044a3e5"/>
    </style:style>
    <style:style style:name="T131" style:family="text">
      <style:text-properties officeooo:rsid="0045f22e"/>
    </style:style>
    <style:style style:name="T132" style:family="text">
      <style:text-properties officeooo:rsid="00469191"/>
    </style:style>
    <style:style style:name="T133" style:family="text">
      <style:text-properties officeooo:rsid="0046eba0"/>
    </style:style>
    <style:style style:name="T134" style:family="text">
      <style:text-properties officeooo:rsid="00479954"/>
    </style:style>
    <style:style style:name="T135" style:family="text">
      <style:text-properties officeooo:rsid="0049638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bstract<text:span text:style-name="T1">: </text:span></text:p>
      <text:p text:style-name="P4"/>
      <text:p text:style-name="P1">Price prediction is one of the classical fields for application and evaluation of for modern innovative methods of of statistical learning. <text:span text:style-name="T12">Even if </text:span><text:span text:style-name="T16">currently</text:span><text:span text:style-name="T12"> better established, Deep Neural Networks (DNN) are still very promising and empirical research on their usage for regression tasks is </text:span><text:span text:style-name="T16">still</text:span><text:span text:style-name="T12"> relevant. </text:span></text:p>
      <text:p text:style-name="P2"><text:span text:style-name="T13">As a</text:span><text:span text:style-name="T12"> part of the statistics department’s </text:span><text:span text:style-name="T13">empirical </text:span><text:span text:style-name="T12">seminar “Statistical and Deep Learning” of the university of Göttingen</text:span>, we use InsideAirBnb’s public available data of the city of Berlin to train Deep Learning (DL) and further statistical models for prediction of the price of individual offers. <text:span text:style-name="T16">This paper aims to document each step of this process.</text:span></text:p>
      <text:p text:style-name="P2">Firstly, we <text:span text:style-name="T16">s</text:span>hortly describe the available data and then the process of cleaning and preparing the data for modeling. Thereafter, we present the steps taken to <text:span text:style-name="T12">generate further </text:span>variables for modeling by scraping <text:span text:style-name="T12">images and subsequent analysis of the images’ color temperature (CT) and perceived brightness (PB). </text:span></text:p>
      <text:p text:style-name="P3">Consequently, we describe our D<text:span text:style-name="T14">N</text:span>N architecture and further modeling techniques used for price regression. Finally, we present, interpret and discuss the attained results using classical performances measures. <text:s/>Given the nature of the project, we also describe the shaping of our decisions constrained by available information and computational and temporal resources. <text:span text:style-name="T13">Further architecture considerations and insights for DNN are presented on the appendix. </text:span></text:p>
      <text:p text:style-name="P4"/>
      <text:p text:style-name="P4"/>
      <text:p text:style-name="P5">1. <text:span text:style-name="T15">Introduction</text:span></text:p>
      <text:p text:style-name="P5"/>
      <text:p text:style-name="P8">1.1 Problem</text:p>
      <text:p text:style-name="P8"/>
      <text:p text:style-name="P23"><text:span text:style-name="T5">The central problem we attempt to address is to predict effectively the price of single Airbnb listings using public available Airbnb data stemming both from Airbnb itself and Inside AirBnb data bank. </text:span><text:span text:style-name="T7">DNN are the method type to be preferred both for information gaining and modeling. </text:span></text:p>
      <text:p text:style-name="P24"><text:span text:style-name="T5">Besides delivering good predictive performance further project goals to be attained are </text:span><text:span text:style-name="T6">interpretability</text:span><text:span text:style-name="T5"> i.e. identifying which variable contribute the most to predictive performance and </text:span><text:span text:style-name="T8">generaliza</text:span><text:span text:style-name="T11">tion potential</text:span><text:span text:style-name="T9"> i.e. being able to extrapolate model results to other cities without loss </text:span><text:span text:style-name="T10">of </text:span><text:span text:style-name="T9">performance and </text:span><text:span text:style-name="T10">interpretational power</text:span><text:span text:style-name="T9">. <text:s/></text:span></text:p>
      <text:p text:style-name="P7"/>
      <text:p text:style-name="P8">1.2 Data Cleaning</text:p>
      <text:p text:style-name="P8"/>
      <text:p text:style-name="P21"><text:span text:style-name="T4"><text:s/>We got assigned the city of Berlin for our project. The data in questions comes from the </text:span>Inside Airbn<text:span text:style-name="T16">b, </text:span>a<text:span text:style-name="T16">n</text:span> activist project that <text:span text:style-name="T16">attempts to record and provide data relevant to the analysis, evaluation and overall political discourse regarding AirBnb’s impact both on the housing market as well as the urban community as a whole where it operates on a short term scope \cite{inside}. </text:span></text:p>
      <text:p text:style-name="P22">The city of Berlin was assigned to us for analysis. Berlin’s “raw” data came into 3 main clusters. </text:p>
      <text:p text:style-name="P22"/>
      <text:list xml:id="list3306705179" text:style-name="L1">
        <text:list-item>
          <text:p text:style-name="P25"><text:span text:style-name="T21">Listings</text:span> consists of 74 variables of different level of measurement and type <text:span text:style-name="T45">describing the </text:span><text:span text:style-name="T46">properties</text:span><text:span text:style-name="T45">’ </text:span><text:span text:style-name="T46">type, </text:span><text:span text:style-name="T45">size and amenities, booking metrics e.g nights, </text:span><text:span text:style-name="T46">dates and count of availability and actual usage, metric reviews of single listings, informations about the host e.g. name, owned listings, text descriptions and further truthfulness aspects as well as the listings’ price. </text:span></text:p>
        </text:list-item>
        <text:list-item>
          <text:p text:style-name="P26"><text:span text:style-name="T27">Neighborhoods</text:span><text:span text:style-name="T17"> consists of 2 variables for broad and specific legal neighborhoods names. </text:span></text:p>
        </text:list-item>
        <text:list-item>
          <text:p text:style-name="P36"><text:span text:style-name="T17">Reviews </text:span><text:span text:style-name="T42">consists of 6 variables with regard to the name, the time and the actual conceived text based user review given to a single listing after usage. </text:span></text:p>
        </text:list-item>
      </text:list>
      <text:p text:style-name="P37"/>
      <text:p text:style-name="P20"><text:span text:style-name="T42">We saw a high degree of overlapping between the </text:span><text:span text:style-name="T17">listings</text:span><text:span text:style-name="T42"> </text:span><text:span text:style-name="T43">data set and the other two available sets. Moreover,</text:span><text:span text:style-name="T18"> listings</text:span><text:span text:style-name="T43"> contained the highest amount of relevant variables for our analysis. Subsequently, we focus mainly on the former and argue about why we d</text:span><text:span text:style-name="T44">id</text:span><text:span text:style-name="T43"> or d</text:span><text:span text:style-name="T44">id</text:span><text:span text:style-name="T43"> not consider using the </text:span><text:span text:style-name="T44">variables contained in the</text:span><text:span text:style-name="T43"> latter two in each specific case. </text:span></text:p>
      <text:p text:style-name="P5"/>
      <text:p text:style-name="P11"><text:span text:style-name="T47">Aiming to</text:span><text:span text:style-name="T46"> clean </text:span><text:span text:style-name="T47">the data with the lowest possible information loss, </text:span><text:span text:style-name="T46">we </text:span><text:span text:style-name="T47">firstly followed the approach of identifying </text:span><text:span text:style-name="T49">and removing </text:span><text:span text:style-name="T47">variables that </text:span><text:span text:style-name="T49">were </text:span><text:span text:style-name="T47">r</text:span>epeated, <text:span text:style-name="T47">a</text:span>bsent <text:span text:style-name="T47">or i</text:span>rrelevant. <text:s/><text:span text:style-name="T48">The only repeated variable we found in the </text:span><text:span text:style-name="T22">listings</text:span><text:span text:style-name="T29"> set was <text:s/></text:span>"host listings count” <text:span text:style-name="T48">which equated the variable </text:span><text:s/>"host total listings count". <text:s/><text:span text:style-name="T49">T</text:span><text:span text:style-name="T48">he variable </text:span>"bathrooms", "license", "calendar updated" <text:span text:style-name="T48">were completely empty</text:span><text:span text:style-name="T49">. Considered as irrelevant were </text:span><text:soft-page-break/><text:span text:style-name="T48">“scrape id” </text:span><text:span text:style-name="T49">that contained the identifier assigned to each listing by Inside Air</text:span><text:span text:style-name="T52">b</text:span><text:span text:style-name="T49">nb after picture scraping. We decided against variables “longitude” and “latitude” firstly because </text:span><text:span text:style-name="T50">exploratory data analysis done by the seminar’s lead and us didn’t delivered insight for relevance. Furthermore, academic research done on this topic didn’t found further evidence for believing that the listing’s location decisively affects price in polycentric urban agglomerations such as Berlin \cite{}\cite{}. Most importantly, even if we could have tested this empirically, we judged the inclusion of these variables to be detrimental t</text:span><text:span text:style-name="T51">owards</text:span><text:span text:style-name="T50"> the overall goal of model generalization, </text:span><text:span text:style-name="T51">as fitting a model including such variables would have overfitted the model towards <text:s/>Berlin’s specific geo-economic characteristics limiting its application to cities with different geographical settings. </text:span><text:span text:style-name="T54">The available neighborhood variable also further provided for a geographical based price differentiation. </text:span></text:p>
      <text:p text:style-name="P14"><text:span text:style-name="T52">The second data cleaning step</text:span><text:span text:style-name="T48"> </text:span><text:span text:style-name="T52">aimed to correctly identify and re-code </text:span><text:span text:style-name="T48">missing </text:span><text:span text:style-name="T52">and non-available</text:span><text:span text:style-name="T48"> values </text:span><text:span text:style-name="T52">in each variable as raw data came with different codings for NAs and NANs. R-Package Naniar \cite{} proved useful for this task. Subsequently, we calculated the missing rate for each variable and discarded those with a <text:s/>rate higher than 50% i.e. "neighborhood", </text:span>"neighborhood overview",<text:span text:style-name="T48"> "host neighborhood", "host response rate",</text:span>"host acceptance rate" <text:span text:style-name="T54">and </text:span><text:span text:style-name="T48"><text:s/>"host response time" </text:span><text:span text:style-name="T52">After discarding these, the next highest NA rate variable was 20.61% </text:span><text:span text:style-name="T53">which we considered as acceptable. A cleansed complete (lacking of NAs) neighborhood variable was also available </text:span><text:span text:style-name="T54">in the</text:span><text:span text:style-name="T23"> listings</text:span><text:span text:style-name="T24"> </text:span><text:span text:style-name="T30">set and showed a high overlap with those variables included in </text:span><text:span text:style-name="T23">neighborhoods. T</text:span><text:span text:style-name="T53">hus the removal of this variables did not seem much of a loss. </text:span></text:p>
      <text:p text:style-name="P12"/>
      <text:p text:style-name="P13"><text:span text:style-name="T53">T</text:span>rustfulness variables <text:span text:style-name="T53">i.e. variables that indicate how much a tenant can be trusted or relied upon, <text:s/>came in both metric and written form. After booking and usage, Airbnb demands both the service and the host to be rated on several dimensions both metrically on a scale from 1 to 5 (1 being the worst and 5 the best) and written with a minimum cap of words to be input \cite{}. We thought therefor as sensible to assume a high degree of correlation between these variables set i.e. metric and written reviews. Given that the latter demanded some sort of natural language processing (NLP) analysis and this work didn’t promised much reward we decided, </text:span><text:span text:style-name="T54">in a nutshell, </text:span><text:span text:style-name="T53">against </text:span><text:span text:style-name="T54">the text based ones and per extension against the </text:span><text:span text:style-name="T23">reviews </text:span><text:span text:style-name="T30">data set complement.</text:span></text:p>
      <text:p text:style-name="P10"/>
      <text:p text:style-name="P15">Finally, we <text:span text:style-name="T56">re-coded several metric variables that were in string form and </text:span>extracted date based variables from the <text:span text:style-name="T21">listings set. </text:span><text:span text:style-name="T28">These </text:span><text:span text:style-name="T31">required separate handling to re-code, which was aimed and attempted but, due to time constrains, fell outside the scope of the project. </text:span></text:p>
      <text:p text:style-name="P38"/>
      <text:p text:style-name="P10"><text:span text:style-name="T55">The initial available data for Berlin consisted of </text:span>17290 observations. <text:span text:style-name="T55">After dropping all NAs, 1</text:span>2175 <text:span text:style-name="T55">observations remained. This corresponded to an overall information loss of $</text:span>29.58{\%}$. <text:span text:style-name="T55">Even if it seemed high, our sample size remained big enough to partition for modeling and validation purposes.</text:span> </text:p>
      <text:p text:style-name="P16"/>
      <text:p text:style-name="P17"><text:span text:style-name="T57">Another</text:span> important aspect of data preprocessing: normalization, either by means of standard score or feature scaling, <text:s/><text:span text:style-name="T57">was </text:span>initially included in this section. Caret, the implementation for modeling and hyper-parameter tuning we eventually orbited toward<text:span text:style-name="T57">s</text:span>, offered a diverse range of data preprocessing options including normalization. <text:span text:style-name="T57">Because of this, normalization was addressed when modeling. </text:span></text:p>
      <text:p text:style-name="P17"/>
      <text:p text:style-name="P46">We had a total of 64 variables. </text:p>
      <text:p text:style-name="P18">A list of the considered variables is provided:</text:p>
      <text:p text:style-name="P17"/>
      <text:p text:style-name="P83"><text:span text:style-name="T61">The arrival of </text:span><text:span text:style-name="T60">Munich </text:span><text:span text:style-name="T61">as a dataset also</text:span><text:span text:style-name="T60"> demanded </text:span><text:span text:style-name="T61">for cleaning and </text:span><text:span text:style-name="T60">analysis of the data by the same criteria as </text:span><text:span text:style-name="T61">described for </text:span><text:span text:style-name="T60">Berlin. </text:span></text:p>
      <text:p text:style-name="P87"><text:span text:style-name="T60">The situation was quite similar with minor exceptions on the </text:span><text:span text:style-name="T62">listings </text:span><text:span text:style-name="T63">data set for Munich, which contained a variable not present in the Berlin set. </text:span></text:p>
      <text:p text:style-name="P87"><text:span text:style-name="T63">The reduced size of the Munich data relative to the Berlin data set, allowed for a quicker image scraping and data analysis process. </text:span></text:p>
      <text:p text:style-name="P83"><text:span text:style-name="T64">Specifically, the </text:span><text:span text:style-name="T60">Munich data set </text:span><text:span text:style-name="T61">consisted</text:span><text:span text:style-name="T60"> </text:span><text:span text:style-name="T61">if </text:span><text:span text:style-name="T60">4995 </text:span><text:span text:style-name="T61">observations in its raw state. </text:span></text:p>
      <text:p text:style-name="P83"><text:span text:style-name="T60">After cleaning, </text:span><text:span text:style-name="T61">its size was reduced to</text:span><text:span text:style-name="T60"> 3222 </text:span><text:span text:style-name="T61">observations, which corresponded to a l</text:span><text:span text:style-name="T2">ost rate</text:span><text:span text:style-name="T3"> of information of </text:span><text:span text:style-name="T2"><text:s/>0.3549</text:span><text:span text:style-name="T3">\</text:span><text:span text:style-name="T2">%. </text:span></text:p>
      <text:p text:style-name="P6"/>
      <text:p text:style-name="P6"/>
      <text:p text:style-name="P28"/>
      <text:p text:style-name="P6"><text:span text:style-name="T89">\section{</text:span><text:span text:style-name="T58">Methods</text:span><text:span text:style-name="T89">}</text:span></text:p>
      <text:p text:style-name="P6"/>
      <text:p text:style-name="P32"><text:span text:style-name="T89">\subsection{</text:span><text:span text:style-name="T82">Data splitting</text:span><text:span text:style-name="T89">}</text:span></text:p>
      <text:p text:style-name="P43"/>
      <text:p text:style-name="P43">We cared about constructing a homogeneous framework not just for training and finding the best hyper-parameters but also for results comparison. </text:p>
      <text:p text:style-name="P43">Initially we thought, we would be presenting our seminar results on our Berlin data. </text:p>
      <text:p text:style-name="P43">Thus, we split this set into three parts consisting of 80\% for training, 10\% for validating and 10\% for the final model test. </text:p>
      <text:p text:style-name="P43">The later subset was carefully isolated in our Github repo to be used just once. </text:p>
      <text:p text:style-name="P83"><text:span text:style-name="T61">Eventually, the news of using the Munich data set as a test set changed the way we partitioned the data. </text:span></text:p>
      <text:p text:style-name="P83"><text:span text:style-name="T61">We proceeded then to split the</text:span><text:span text:style-name="T65"> </text:span><text:span text:style-name="T60">Berlin </text:span><text:span text:style-name="T61">set into </text:span><text:span text:style-name="T60">90</text:span><text:span text:style-name="T61">\% training and </text:span><text:span text:style-name="T60">10</text:span><text:span text:style-name="T61">\% validating set using the </text:span><text:span text:style-name="T60">Munich </text:span><text:span text:style-name="T61">set </text:span><text:span text:style-name="T60">fully </text:span><text:span text:style-name="T61">for test purposes. </text:span></text:p>
      <text:p text:style-name="P88"><text:span text:style-name="T60"/></text:p>
      <text:p text:style-name="P29"/>
      <text:p text:style-name="P6"/>
      <text:p text:style-name="P30"><text:span text:style-name="T89">\subsection{</text:span><text:span text:style-name="T82">Model Choice</text:span><text:span text:style-name="T89">}</text:span></text:p>
      <text:p text:style-name="P30"><text:span text:style-name="T17"/></text:p>
      <text:p text:style-name="P33"><text:span text:style-name="T17">The choice of modeling methods came into question after having achieved a fully working cleaned data set.</text:span></text:p>
      <text:p text:style-name="P31"><text:span text:style-name="T20">The way we answered this was dynamic. </text:span></text:p>
      <text:p text:style-name="P34"><text:span text:style-name="T19">H</text:span><text:span text:style-name="T17">aving worked thoroughly with neural networks for image recognition and analysis we thought of using </text:span><text:span text:style-name="T27">Lasso </text:span><text:span text:style-name="T42">for delivering interpretability by means of its implicit regularization and subsequent variable selection while considering computational constraints and time left available.</text:span></text:p>
      <text:p text:style-name="P42">Eventually we considered sensible and consistent with the seminar goals to also model price with a deep neural net. </text:p>
      <text:p text:style-name="P42">We further expanded our scope expanded by including other <text:span text:style-name="T58">"competitive" models </text:span>for the task in hand such as Generalized Boosted Trees and<text:span text:style-name="T58"> Random Forests.</text:span></text:p>
      <text:p text:style-name="P43">The description of these chosen methods if described as follows:</text:p>
      <text:p text:style-name="P6"/>
      <text:p text:style-name="P30"><text:span text:style-name="T69">\subsubsection{</text:span><text:span text:style-name="T68">Lasso</text:span><text:span text:style-name="T69">}</text:span></text:p>
      <text:p text:style-name="P35"><text:span text:style-name="T67"/></text:p>
      <text:p text:style-name="P35"><text:span text:style-name="T67">As already mentioned, we thought of Lasso as a natural way to deliver interpretability. </text:span></text:p>
      <text:p text:style-name="P44"><text:span text:style-name="T86">By means of </text:span>the ℓ1 penalty, <text:span text:style-name="T86">t</text:span>he lasso shrinks some of the coefficient estimates to be exactly equal to zero when <text:span text:style-name="T83">the tuning parameter </text:span><text:span text:style-name="T84">\lambda</text:span><text:span text:style-name="T66"> </text:span><text:span text:style-name="T83">is sufficiently large. </text:span><text:span text:style-name="T85">\cite{ISLR}</text:span></text:p>
      <text:p text:style-name="P45"><text:span text:style-name="T83">This offer implicit variable selection as the trained model delivers non-zero coefficients for those variable that considerably contribute toward predictive performance aiding towards the easier identification of relationship between variables. </text:span></text:p>
      <text:p text:style-name="P56">If the \lambda parameter is set to zero the resulting model equates the classical ordinal least squares (model), which we thought of a natural reference model for comparison in a statistical context. </text:p>
      <text:p text:style-name="P56">We also considered to approach the normalization of the data empirically i.e. training models with and without normalized data to look for difference in performance. </text:p>
      <text:p text:style-name="P56">The same approach was also taken with the applying the logarithmization of price variable. </text:p>
      <text:p text:style-name="P56">Both of these preprocessing step regard logical and sensible distributional considerations. </text:p>
      <text:p text:style-name="P57">The absence of these preprocessing steps proved interesting for us to investigate. \\</text:p>
      <text:p text:style-name="P57"/>
      <text:p text:style-name="P57">Thus, for the lasso we trained 4 models in total: </text:p>
      <text:p text:style-name="P49"/>
      <text:list xml:id="list1161823402" text:style-name="L2">
        <text:list-item>
          <text:p text:style-name="P50">OLS </text:p>
        </text:list-item>
        <text:list-item>
          <text:p text:style-name="P50">No data preprocessing</text:p>
        </text:list-item>
        <text:list-item>
          <text:p text:style-name="P50">Normalized i.e location and scale</text:p>
        </text:list-item>
        <text:list-item>
          <text:p text:style-name="P50">Normalized i.e location and scale with log(price)</text:p>
        </text:list-item>
      </text:list>
      <text:p text:style-name="P49"/>
      <text:p text:style-name="P49"><text:span text:style-name="T87">The approach of hyper-parameter tuning followed the considerations taken in both \cite{ISLR} and \\cite{</text:span><text:span text:style-name="T127">lassopaper</text:span><text:span text:style-name="T87">}<text:line-break/></text:span><text:span text:style-name="T88">The only hyper-parameter to tune is the shrinkage parameter \lambda. </text:span></text:p>
      <text:p text:style-name="P58"><text:soft-page-break/>A tuning grid of values from <text:span text:style-name="T58">from 10</text:span>^{<text:span text:style-name="T58">10</text:span>}<text:span text:style-name="T58"> to 0,01 </text:span>was chosen as this considers all possible cases of excluded variables. \\</text:p>
      <text:p text:style-name="P58">For OLS, \lambda was set to 0. </text:p>
      <text:p text:style-name="P60">In this case, we used 10-Fold cross validation for hyper-parameter tuning using the <text:span text:style-name="T21">Caret </text:span><text:span text:style-name="T28">implementation’s option</text:span><text:span text:style-name="T21"> repeatedcv </text:span><text:span text:style-name="T28">\cite{}. </text:span></text:p>
      <text:p text:style-name="P60"><text:span text:style-name="T28">We validated the results of Berlin in the previously described validation set and are described on the result section under </text:span><text:span text:style-name="T21">train results. </text:span></text:p>
      <text:p text:style-name="P49"><text:span text:style-name="T33">Computationally, tr</text:span>aining times <text:span text:style-name="T89">for Lasso </text:span>on Berlin data <text:span text:style-name="T89">were relatively fast with a mean training time of </text:span>3 Minutes</text:p>
      <text:p text:style-name="P72">With the best value of <text:span text:style-name="T135">1.16 </text:span>for \textit{<text:span text:style-name="T135">$\lambda$</text:span>}<text:span text:style-name="T135">, we fitted the model again an evaluated results on the validation set. </text:span></text:p>
      <text:p text:style-name="P49"/>
      <text:p text:style-name="P49"><text:span text:style-name="T129">\</text:span><text:span text:style-name="T91">subsubsection{</text:span>Random Forests<text:span text:style-name="T91">}</text:span></text:p>
      <text:p text:style-name="P49"><text:span text:style-name="T91"/></text:p>
      <text:p text:style-name="P65">\algorithm. </text:p>
      <text:p text:style-name="P80"><text:span text:style-name="T94">The process of growing a random forest as described in (Hastie et al., 2009, 588)</text:span></text:p>
      <text:p text:style-name="P84"><text:span text:style-name="T92">is presented as follows:</text:span></text:p>
      <text:p text:style-name="P84"><text:span text:style-name="T92">1. A set of bootstrap samples </text:span><text:span text:style-name="T117">B </text:span><text:span text:style-name="T92">with </text:span><text:span text:style-name="T117">b </text:span><text:span text:style-name="T120">= [1</text:span><text:span text:style-name="T117">, </text:span><text:span text:style-name="T120">2</text:span><text:span text:style-name="T117">, ..,B</text:span><text:span text:style-name="T120">] </text:span><text:span text:style-name="T92">is obtained from the</text:span></text:p>
      <text:p text:style-name="P84"><text:span text:style-name="T92">training data</text:span><text:span text:style-name="T121">2</text:span><text:span text:style-name="T92">.</text:span></text:p>
      <text:p text:style-name="P84"><text:span text:style-name="T92">2. CART trees </text:span><text:span text:style-name="T117">T</text:span><text:span text:style-name="T122">b </text:span><text:span text:style-name="T92">are grown for each sample </text:span><text:span text:style-name="T117">b</text:span><text:span text:style-name="T92">, just considering variables </text:span><text:span text:style-name="T117">m</text:span></text:p>
      <text:p text:style-name="P84"><text:span text:style-name="T92">with </text:span><text:span text:style-name="T117">m &lt; p </text:span><text:span text:style-name="T92">when partitioning and without pruning.</text:span></text:p>
      <text:p text:style-name="P63"><text:span text:style-name="T92">3. Output ensemble </text:span><text:span text:style-name="T119">{</text:span><text:span text:style-name="T117">B</text:span><text:span text:style-name="T119">}</text:span><text:span text:style-name="T122">B</text:span><text:span text:style-name="T124">1</text:span><text:span text:style-name="T92">.</text:span></text:p>
      <text:p text:style-name="P62"/>
      <text:p text:style-name="P62">The consideration of training a Random Forests (RF) arose a response to Lasso’s linearity. </text:p>
      <text:p text:style-name="P74"><text:span text:style-name="T96">Classsification and </text:span><text:span text:style-name="T100">R</text:span><text:span text:style-name="T96">egresssion </text:span><text:span text:style-name="T100">T</text:span><text:span text:style-name="T96">rees (CART) based method</text:span><text:span text:style-name="T98">s</text:span><text:span text:style-name="T96"> </text:span>partition <text:span text:style-name="T96">a given predictor space into a set of non-overlapping rectangle-shaped regions \cite{Breiman.1984}. </text:span><text:span text:style-name="T98">Methods that aggregate CART’s, such as RF </text:span><text:span text:style-name="T96">seemed to us as a good counterargument to address the problem at hand. </text:span></text:p>
      <text:p text:style-name="P76"><text:span text:style-name="T98">RF </text:span><text:span text:style-name="T100">grows single CARTs on each calculated bootstrap set of samples. </text:span><text:span text:style-name="T98"><text:s/></text:span></text:p>
      <text:p text:style-name="P76"><text:span text:style-name="T100">For each tree, it </text:span><text:span text:style-name="T98">randomly considers </text:span><text:span text:style-name="T95">subset of variables </text:span><text:span text:style-name="T98">of size m for</text:span> each split <text:span text:style-name="T125">the tree performs</text:span>. </text:p>
      <text:p text:style-name="P79"><text:span text:style-name="T96">Then all grow</text:span><text:span text:style-name="T100">n</text:span><text:span text:style-name="T96"> trees are aggregat</text:span><text:span text:style-name="T100">ed by means of averaging in the regression case. </text:span></text:p>
      <text:p text:style-name="P76"><text:span text:style-name="T116">The hyper-parameter controlling the value of </text:span><text:span text:style-name="T26">m </text:span><text:span text:style-name="T116">is called </text:span><text:span text:style-name="T131">\it{</text:span>mtry<text:span text:style-name="T131">}</text:span> and is the central tuning parameter of this method <text:span text:style-name="T125">as stated by </text:span><text:span text:style-name="T131">\cite{</text:span><text:span text:style-name="T96">Hastie.2009</text:span><text:span text:style-name="T106">}</text:span></text:p>
      <text:p text:style-name="P78"><text:span text:style-name="T129">On its conception </text:span><text:s/><text:span text:style-name="T131">$</text:span>mtry <text:span text:style-name="T129">= </text:span><text:span text:style-name="T104">frac^{p}_{3}</text:span><text:span text:style-name="T106">$</text:span><text:span text:style-name="T103"> </text:span><text:s/><text:span text:style-name="T128">and </text:span><text:span text:style-name="T131">\it{</text:span><text:span text:style-name="T103">node.size</text:span><text:span text:style-name="T106">}</text:span><text:span text:style-name="T103"> = 5 </text:span><text:span text:style-name="T104">where proposed as ideal values for the tuning parameters of RF \cite{Breiman.2001}</text:span></text:p>
      <text:p text:style-name="P75"><text:span text:style-name="T102">Th</text:span><text:span text:style-name="T104">e</text:span><text:span text:style-name="T102">s</text:span><text:span text:style-name="T104">e</text:span><text:span text:style-name="T96"> </text:span><text:span text:style-name="T100">rule</text:span><text:span text:style-name="T104">s of thumb were</text:span><text:span text:style-name="T100"> </text:span><text:span text:style-name="T96">subsequently included as default parameters </text:span><text:span text:style-name="T100">most RF implementations</text:span><text:span text:style-name="T96"> </text:span><text:span text:style-name="T104">\cite{r-ranger}</text:span></text:p>
      <text:p text:style-name="P81"><text:span text:style-name="T98">F</text:span><text:span text:style-name="T95">urther tuning parameters for RF, offered in the </text:span><text:span text:style-name="T108">Caret </text:span><text:span text:style-name="T110">package are </text:span><text:span text:style-name="T108">node.size, </text:span><text:span text:style-name="T110">which ind</text:span><text:span text:style-name="T114">i</text:span><text:span text:style-name="T110">cates the amount of observations left on each node i.e. in each partition of the predictor space. </text:span></text:p>
      <text:p text:style-name="P82"><text:span text:style-name="T110">Smaller node size lead to overfitting on the training data set and thus they were also treated as tuning parameter. </text:span></text:p>
      <text:p text:style-name="P77"><text:span text:style-name="T111"/></text:p>
      <text:p text:style-name="P78"><text:span text:style-name="T111">\footnote{The partition of the predictor space is best understood visually, </text:span><text:span text:style-name="T112">as well as </text:span><text:span text:style-name="T109">recursive binary splitting</text:span><text:span text:style-name="T112"> and bootstrapping are central concepts that fell outside the scope of this report. <text:s/></text:span><text:span text:style-name="T111"><text:s text:c="2"/></text:span></text:p>
      <text:p text:style-name="P78"><text:span text:style-name="T111">The reader is referred to </text:span><text:span text:style-name="T113">\cite{Breiman.1984} </text:span><text:span text:style-name="T115">\cite{</text:span><text:span text:style-name="T113">Hastie.2009</text:span><text:span text:style-name="T115">}</text:span><text:span text:style-name="T113"> </text:span><text:span text:style-name="T115">and \cite{</text:span><text:span text:style-name="T111">Efron.</text:span><text:span text:style-name="T115">1</text:span><text:span text:style-name="T111">993</text:span><text:span text:style-name="T115">}</text:span><text:span text:style-name="T111"> </text:span><text:span text:style-name="T115">respectively </text:span><text:span text:style-name="T111">for a detailed</text:span><text:span text:style-name="T112"> explanations.</text:span><text:span text:style-name="T115">}</text:span></text:p>
      <text:p text:style-name="P75"><text:span text:style-name="T96"/></text:p>
      <text:p text:style-name="P64"><text:span text:style-name="T91">W</text:span>e approached data preprocessing similarly when modeling the listings’s price with RF buy training 3 models </text:p>
      <text:list xml:id="list4198510126" text:style-name="L3">
        <text:list-item>
          <text:p text:style-name="P52">No data preprocessing</text:p>
        </text:list-item>
        <text:list-item>
          <text:p text:style-name="P52">Normalized i.e location and scale</text:p>
        </text:list-item>
        <text:list-item>
          <text:p text:style-name="P52">Normalized i.e location and scale with log(price)</text:p>
        </text:list-item>
      </text:list>
      <text:p text:style-name="P49"/>
      <text:p text:style-name="P61">In this case, we used <text:span text:style-name="T126">also </text:span>10-Fold cross validation sing the <text:span text:style-name="T21">Caret </text:span><text:span text:style-name="T34">as with lasso</text:span><text:span text:style-name="T28"> \cite{</text:span><text:span text:style-name="T35">caret</text:span><text:span text:style-name="T28">}. </text:span></text:p>
      <text:p text:style-name="P59"><text:span text:style-name="T36">The </text:span><text:span text:style-name="T28">initial</text:span><text:span text:style-name="T35"> tuning</text:span><text:span text:style-name="T28"> grid of values </text:span><text:span text:style-name="T36">was chosen as follows</text:span></text:p>
      <text:list xml:id="list1876316541" text:style-name="L4">
        <text:list-item>
          <text:p text:style-name="P85"><text:span text:style-name="T78">mtry</text:span><text:span text:style-name="T74"> from </text:span><text:span text:style-name="T75">from </text:span><text:span text:style-name="T73">1</text:span><text:span text:style-name="T75"> to </text:span><text:span text:style-name="T73">64</text:span><text:span text:style-name="T75"> <text:s/></text:span><text:span text:style-name="T76">to</text:span><text:span text:style-name="T74"> considers all possible cases of excluded variables. </text:span></text:p>
        </text:list-item>
        <text:list-item>
          <text:p text:style-name="P89"><text:span text:style-name="T74">n</text:span><text:span text:style-name="T77">ode.size <text:s/>seq(1,1001, 10)</text:span></text:p>
        </text:list-item>
      </text:list>
      <text:p text:style-name="P54"><text:soft-page-break/><text:span text:style-name="T28"/></text:p>
      <text:p text:style-name="P66"><text:span text:style-name="T28">This tuning grid proved to be computationally prohibitive and after 16 hours the process </text:span><text:span text:style-name="T37">was abruptly ended</text:span><text:span text:style-name="T28">.</text:span></text:p>
      <text:p text:style-name="P66"><text:span text:style-name="T37">We lacked of the computational resources to search along the grid for the best hyper-parameters. </text:span><text:span text:style-name="T28"><text:s/></text:span></text:p>
      <text:p text:style-name="P67"><text:span text:style-name="T28">After fixing </text:span><text:span text:style-name="T21">node.size </text:span><text:span text:style-name="T28">to the recommended value of 5 \cite{Hastie.2009}, the search over the ideal value for </text:span><text:span text:style-name="T21">mtry</text:span><text:span text:style-name="T28"> proved also to be prohibitive while still performing a 10-fold cross validation. </text:span></text:p>
      <text:p text:style-name="P67"><text:span text:style-name="T28"/></text:p>
      <text:p text:style-name="P67"><text:span text:style-name="T28">Thus, with limited temporal and computational resources we decided consider three values for </text:span><text:span text:style-name="T21">mtry</text:span></text:p>
      <text:p text:style-name="P53"><text:span text:style-name="T33"/></text:p>
      <text:list xml:id="list1606784037" text:style-name="L5">
        <text:list-item>
          <text:p text:style-name="P86"><text:span text:style-name="T71">14 = $frac^{p}_{3}</text:span><text:span text:style-name="T70"> - </text:span><text:span text:style-name="T71">7</text:span><text:span text:style-name="T72">$</text:span></text:p>
        </text:list-item>
        <text:list-item>
          <text:p text:style-name="P86"><text:span text:style-name="T71">$frac^{p}_{3} = 21$ which, as already mentioned, <text:s/>is the recommended value for </text:span><text:span text:style-name="T79">mtry \cite{Breiman.2001}</text:span></text:p>
        </text:list-item>
        <text:list-item>
          <text:p text:style-name="P86"><text:span text:style-name="T71">28 = $frac^{p}_{3}</text:span><text:span text:style-name="T70"> </text:span><text:span text:style-name="T71">+</text:span><text:span text:style-name="T70"> </text:span><text:span text:style-name="T71">7</text:span><text:span text:style-name="T72">$</text:span></text:p>
        </text:list-item>
      </text:list>
      <text:p text:style-name="P53"/>
      <text:p text:style-name="P67">with the rationale being to considerable deviations from the default value for this parameter. </text:p>
      <text:p text:style-name="P68">mtry = <text:span text:style-name="T129">frac^{p}_{3}</text:span><text:span text:style-name="T58"> </text:span>proved to be the best performing value and we kept it with a training time for the Berlin set of 3 hours. <text:s/></text:p>
      <text:p text:style-name="P68">We are well aware that a complete grid search for tuning parameters could deliver better results and that the computational problems where probably exacerbated bu the underlying usage of 10-fold cross validation. </text:p>
      <text:p text:style-name="P68">The later framework was still kept for comparison purposes between models. </text:p>
      <text:p text:style-name="P73">With the best value of <text:span text:style-name="T135">21</text:span> for \textit{<text:span text:style-name="T135">mtry</text:span>} <text:span text:style-name="T135">and the other fixed parameter value, we fitted the model again an evaluated results on the validation set. </text:span></text:p>
      <text:p text:style-name="P53"><text:span text:style-name="T21"/></text:p>
      <text:p text:style-name="P48"/>
      <text:p text:style-name="P51"><text:span text:style-name="T132">\subsubsection{</text:span><text:span text:style-name="T133">Generalize Boosting Machines</text:span><text:span text:style-name="T132">} </text:span></text:p>
      <text:p text:style-name="P51"><text:span text:style-name="T132"/></text:p>
      <text:p text:style-name="P69">We further considered that building a <text:span text:style-name="T133">set weak</text:span> <text:span text:style-name="T133">CART learners into a strong ensemble</text:span> by means of gradient boosting. </text:p>
      <text:p text:style-name="P70">To boost trees was therefore in line with the rationale behind using random forest. </text:p>
      <text:p text:style-name="P70">\footnote{Gradient decent and further inner workings of GBM fell outside the scope of these report. </text:p>
      <text:p text:style-name="P70">We refer the reader to <text:span text:style-name="T40">\cite{</text:span><text:span text:style-name="T39">Hastie.2009</text:span><text:span text:style-name="T40">}</text:span><text:span text:style-name="T39"> </text:span><text:span text:style-name="T28">and \cite{shpaire}</text:span><text:span text:style-name="T38">for detailed</text:span><text:span text:style-name="T41"> explanations </text:span><text:span text:style-name="T28">on the matter.</text:span><text:span text:style-name="T40">}</text:span> </text:p>
      <text:p text:style-name="P70">We <text:s/>trained the same 3 models as wih random forests. </text:p>
      <text:p text:style-name="P70">At first we attempted to tune all 4 available parameters in caret \cite{caret} with the 10-Fold cross validation framework used for all other models. </text:p>
      <text:p text:style-name="P55"/>
      <text:p text:style-name="P70">The initial tune grid looked like this: </text:p>
      <text:p text:style-name="P55">interaction.depth = seq(<text:span text:style-name="T133">1, 10</text:span>, <text:span text:style-name="T133">1)</text:span> </text:p>
      <text:p text:style-name="P55">shrinkage seq(0.001, 0.202, 0.04). Best: 0.001</text:p>
      <text:p text:style-name="P55">n.trees = seq(<text:span text:style-name="T133">500, 5000</text:span>, <text:span text:style-name="T133">500)</text:span> </text:p>
      <text:p text:style-name="P55">n.minobsinnode seq(<text:span text:style-name="T133">1, 100</text:span>, <text:span text:style-name="T133">10</text:span>)</text:p>
      <text:p text:style-name="P55"/>
      <text:p text:style-name="P55"><text:span text:style-name="T134">As with RF, the process proved to be com</text:span>putationally prohibitive <text:span text:style-name="T134">and </text:span>failed after 24 hours CPU time. </text:p>
      <text:p text:style-name="P55"/>
      <text:p text:style-name="P72">To troubleshoot in the same manner as with RF, we fixed those parameters deemed in the literature to be less imporant \cite{Hastie.2009} by using the prespecified thumb of rule parameters and tune the most imporant parameter of the method, \textit{<text:span text:style-name="T58">shrinkage</text:span>}. </text:p>
      <text:p text:style-name="P71"/>
      <text:p text:style-name="P71">The resulting grid looked as follows: </text:p>
      <text:p text:style-name="P51">interaction.depth = 1</text:p>
      <text:p text:style-name="P51">shrinkage seq(0.001, 0.202, 0.04). </text:p>
      <text:p text:style-name="P51">n.trees = 5000</text:p>
      <text:p text:style-name="P51">n.minobsinnode 10</text:p>
      <text:p text:style-name="P51"/>
      <text:p text:style-name="P51"><text:span text:style-name="T134">Even when fixing all other three parameters, t</text:span>raining time on Berlin <text:span text:style-name="T134">s</text:span>et <text:span text:style-name="T134">took</text:span> circa 16 hours.</text:p>
      <text:p text:style-name="P47"><text:span text:style-name="T68">With the best value of 0.001 for \textit{</text:span><text:span text:style-name="T80">shrinkage</text:span><text:span text:style-name="T68">} </text:span><text:span text:style-name="T81">and all other fixed parameter values, we fitted the model again an evaluated results on the validation set. </text:span></text:p>
      <text:p text:style-name="P39"/>
      <text:p text:style-name="P6"/>
      <text:p text:style-name="P6">5. Conclusions</text:p>
      <text:p text:style-name="P6"/>
      <text:p text:style-name="P41">model.matrix() was used for the creation of dummies. dummy-variable generation were </text:p>
      <text:p text:style-name="P6"/>
      <text:p text:style-name="P6"/>
      <text:p text:style-name="P9"/>
      <text:p text:style-name="P19"/>
      <text:p text:style-name="P19"/>
      <text:p text:style-name="P19"/>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MMI10" svg:font-family="CMMI10" style:font-family-generic="roman" style:font-pitch="variable"/>
    <style:font-face style:name="CMR10" svg:font-family="CMR10" style:font-family-generic="roman" style:font-pitch="variable"/>
    <style:font-face style:name="CMR7" svg:font-family="CMR7" style:font-family-generic="roman" style:font-pitch="variable"/>
    <style:font-face style:name="CMSS10" svg:font-family="CMSS10" style:font-family-generic="roman" style:font-pitch="variable"/>
    <style:font-face style:name="CMSS12" svg:font-family="CMSS12" style:font-family-generic="roman" style:font-pitch="variable"/>
    <style:font-face style:name="CMSS8" svg:font-family="CMSS8" style:font-family-generic="roman" style:font-pitch="variable"/>
    <style:font-face style:name="CMSY10" svg:font-family="CMSY10" style:font-family-generic="roman" style:font-pitch="variable"/>
    <style:font-face style:name="LMMathItalic12-Regular" svg:font-family="LMMathItalic12-Regular" style:font-family-generic="roman" style:font-pitch="variable"/>
    <style:font-face style:name="LMMathItalic8-Regular" svg:font-family="LMMathItalic8-Regular" style:font-family-generic="roman" style:font-pitch="variable"/>
    <style:font-face style:name="LMMathSymbols10-Regular" svg:font-family="LMMathSymbols10-Regular" style:font-family-generic="roman" style:font-pitch="variable"/>
    <style:font-face style:name="LMMono12-Regular-Identity-H" svg:font-family="LMMono12-Regular-Identity-H" style:font-family-generic="roman" style:font-pitch="variable"/>
    <style:font-face style:name="LMRoman10-Regular-Identity-H" svg:font-family="LMRoman10-Regular-Identity-H" style:font-family-generic="roman" style:font-pitch="variable"/>
    <style:font-face style:name="LMRoman12-Italic-Identity-H" svg:font-family="LMRoman12-Italic-Identity-H" style:font-family-generic="roman" style:font-pitch="variable"/>
    <style:font-face style:name="LMRoman12-Regular" svg:font-family="LMRoman12-Regular" style:font-family-generic="roman" style:font-pitch="variable"/>
    <style:font-face style:name="LMRoman12-Regular-Identity-H" svg:font-family="LMRoman12-Regular-Identity-H" style:font-family-generic="roman" style:font-pitch="variable"/>
    <style:font-face style:name="LMRoman7-Regular-Identity-H" svg:font-family="LMRoman7-Regular-Identity-H" style:font-family-generic="roman" style:font-pitch="variable"/>
    <style:font-face style:name="LMRoman8-Regular" svg:font-family="LMRoman8-Regular" style:font-family-generic="roman" style:font-pitch="variable"/>
    <style:font-face style:name="LMRoman8-Regular-Identity-H" svg:font-family="LMRoman8-Regular-Identity-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 A</meta:initial-creator>
    <meta:creation-date>2022-02-28T19:33:54.996000000</meta:creation-date>
    <dc:date>2022-03-03T20:09:31.625000000</dc:date>
    <dc:creator>S A</dc:creator>
    <meta:editing-duration>PT8H56M55S</meta:editing-duration>
    <meta:editing-cycles>14</meta:editing-cycles>
    <meta:generator>LibreOffice/7.2.5.2$Windows_X86_64 LibreOffice_project/499f9727c189e6ef3471021d6132d4c694f357e5</meta:generator>
    <meta:document-statistic meta:table-count="0" meta:image-count="0" meta:object-count="0" meta:page-count="6" meta:paragraph-count="129" meta:word-count="2684" meta:character-count="17382" meta:non-whitespace-character-count="14738"/>
  </office:meta>
</office:document-meta>
</file>